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Comparative Hebrew-Arabic lexicon</text:p>
      <text:p text:style-name="Date">2017-12-01</text:p>
      <text:p text:style-name="Text_20_body">|-|-|-|-|-| |<text:span text:style-name="Source_Text">ʔāxar</text:span> آخَر|another, other|אַחֵר|ʔaḥēr|<text:span text:style-name="T1">idem</text:span>| |<text:span text:style-name="Source_Text">ʔāya</text:span> آيَة|sign, mark; miracle|אוֹת|ʔōt|sign, token; miracle| |<text:span text:style-name="Source_Text">ʔab</text:span> أَب|father|אָב|ʔāv|<text:span text:style-name="T1">idem</text:span>| |<text:span text:style-name="Source_Text">ʔatqana</text:span> أَتْقَنَ|to make perfect|תִקֵּן|tiqqēn|to repair| |<text:span text:style-name="Source_Text">ʔataā</text:span> أَتَى|to come|אָתָה, אָתָא|ʔātāh, ʔātāʔ|<text:span text:style-name="T1">idem</text:span>| |<text:span text:style-name="Source_Text">ʔaθar</text:span> أَثَر|trace; ancient monument|אֲתַר|ʔătar|historic site| |<text:span text:style-name="Source_Text">ʔajr</text:span> أَجْر|wages, pay|אֲגוֹרָה|ʔăgōrā|small coin| |<text:span text:style-name="Source_Text">ʔaḥad</text:span> أَحَد|one|אֶחָד|ʔeḥād|<text:span text:style-name="T1">idem</text:span>| |<text:span text:style-name="Source_Text">ʔax</text:span> أَخ|brother|אָח|ʔāḥ|<text:span text:style-name="T1">idem</text:span>| |<text:span text:style-name="Source_Text">ʔuxt</text:span> أُخْت|sister|אָחוֹת|ʔāḥōt|<text:span text:style-name="T1">idem</text:span>| |<text:span text:style-name="Source_Text">ʔaxaða</text:span> أَخَذَ|to take, seize|אָחַז|ʔāḥaz|to seize, grasp| |<text:span text:style-name="Source_Text">ʔaxīr؛ ʔāxir</text:span> أَخِير؛ آخِر|last (adj.)|אַחֲרוֹן|ʔaḥărōn|<text:span text:style-name="T1">idem</text:span>| |<text:span text:style-name="Source_Text">ʔadīb</text:span> أَدِيب|cultured, refined, well-mannered|אָדִיב|ʔādīv|polite, courteous| |<text:span text:style-name="Source_Text">ʔuðn</text:span> أُذْن|ear|אֹזֶן|ʔọzen|<text:span text:style-name="T1">idem</text:span>| |<text:span text:style-name="Source_Text">ʔarāqa</text:span> أَرَاقَ|to pour out, shed, spill|הֵרִיק|hērīq|to empty, pour out| |<text:span text:style-name="Source_Text">ʔarbaʕa</text:span> أَرْبَعَة|four|אַרְבַּע|ʔarbaʕ|<text:span text:style-name="T1">idem</text:span>| |<text:span text:style-name="Source_Text">ʔurjuwān</text:span> أُرْجُوَان|purple|אַרְגְּוָן|ʔargǝwān|<text:span text:style-name="T1">idem</text:span>| |<text:span text:style-name="Source_Text">ʔruzz</text:span> أرُزّ|rice|אֹרֶז|ʔọrez|<text:span text:style-name="T1">idem</text:span>| |<text:span text:style-name="Source_Text">ʔarz</text:span> أَرْز|cedar|אֶרֶז|ʔerez|<text:span text:style-name="T1">idem</text:span>| |<text:span text:style-name="Source_Text">ʔarḍ</text:span> أَرْض|earth, land, country, ground|אֶרֶץ|ʔereṣ|<text:span text:style-name="T1">idem</text:span>| |<text:span text:style-name="Source_Text">ʔarmala</text:span> أَرْمَلَة|widow|אַלְמָנָה|ʔalmānā|<text:span text:style-name="T1">idem</text:span>| |<text:span text:style-name="Source_Text">ʔaranab</text:span> أَرَْنَب|hare|אַרְנָב|ʔarnāv|<text:span text:style-name="T1">idem</text:span>| |<text:span text:style-name="Source_Text">ʔarhana</text:span> أَرْهَنَ|to pawn, pledge|הִרְהִין|hirhīn|<text:span text:style-name="T1">idem</text:span>| |<text:span text:style-name="Source_Text">ʔusbūʕ</text:span> أُسْبُوع|week|שָׁבוּעַ|šāvūaʕ|<text:span text:style-name="T1">idem</text:span>| |<text:span text:style-name="Source_Text">ʔasara</text:span> أَسَرَ|to bind|אָסַר|ʔāsar|<text:span text:style-name="T1">idem</text:span>| |<text:span text:style-name="Source_Text">ʔasīr</text:span> أَسِير|prisoner|אַסִּיר|ʔassīr|<text:span text:style-name="T1">idem</text:span>| |<text:span text:style-name="Source_Text">ʔaṣīl</text:span> أَصِيل|of noble origin; deep-rooted|אָצִיל|ʔāṣīl|noble, aristocrat| |<text:span text:style-name="Source_Text">ʔafrada</text:span> أَفْرَدَ|to separate, segregate, isolate|הִפְרִיד|hifrīd|<text:span text:style-name="T1">idem</text:span>| |<text:span text:style-name="Source_Text">ʔafʕān</text:span> أَفْعَان|viper|אֶפְעֶה|ʔefʕeh|<text:span text:style-name="T1">idem</text:span>| |<text:span text:style-name="Source_Text">ʔufuq</text:span> أُفُق|horizon|אֹפֶק|ʔọfeq|<text:span text:style-name="T1">idem</text:span>| |<text:span text:style-name="Source_Text">ʔaqlama</text:span> أَقْلَمَ|to acclimate|אִקְלֵם|ʔiqlēm|<text:span text:style-name="T1">idem</text:span>| |<text:span text:style-name="Source_Text">ʔakkār</text:span> أَكَّار|plowman|אִכָּר|ʔikkār|farmer| |<text:span text:style-name="Source_Text">ʔakala</text:span> أَكَلَ|to eat|אָכַל|ʔāxal|<text:span text:style-name="T1">idem</text:span>| |<text:span text:style-name="Source_Text">ʔallifa</text:span> أَلِّفَ|to accustom, to tame|אִלֵּף|ʔillēf|to train, tame, teach| |<text:span text:style-name="Source_Text">ʔalf</text:span> أَلْف|thousand|אֶלֶף|ʔelef|<text:span text:style-name="T1">idem</text:span>| |<text:span text:style-name="Source_Text">ʔuumm</text:span> أُُمّ|mother|אֵם|ʔēm|<text:span text:style-name="T1">idem</text:span>| |<text:span text:style-name="Source_Text">ʔm</text:span> أمة|maid, slave-girl|אָמָה|ʔāmā|maid, servant| |<text:span text:style-name="Source_Text">ʔumma</text:span> أُمَّة|nation, people|אוּמָּה|ʔūmmā|<text:span text:style-name="T1">idem</text:span>| |<text:span text:style-name="Source_Text">ʔamara</text:span> أَمَرَ|to command|אָמַר|ʔāmar|to say| |<text:span text:style-name="Source_Text">ʔams</text:span> أَمْس|yesterday|אֶמֶשׁ|ʔemeš|last night| |<text:span text:style-name="Source_Text">ʔanna</text:span> أَنَّ|to wail, groan|אָנָה|ʔānā|to lament, mourn| |<text:span text:style-name="Source_Text">ʔanā</text:span> أَنَا|I|אֲנִי|ʔănī|<text:span text:style-name="T1">idem</text:span>| |<text:span text:style-name="Source_Text">ʔunbūb</text:span> أُنْبُوب|pipe, tube, cylinder|נָבַב|nāvav|to hollow out| |<text:span text:style-name="Source_Text">ʔanta</text:span> أَنْتَ|you (m.)|אַתָּה|ʔattā|<text:span text:style-name="T1">idem</text:span>| |<text:span text:style-name="Source_Text">ʔanti</text:span> أَنْتِ|you (f.)|אַתְּ|ʔattǝ|<text:span text:style-name="T1">idem</text:span>| |<text:span text:style-name="Source_Text">ʔanšaʔa</text:span> أَنْشَأَ|to cause to rise|נִשָּׂא|niśśāʔ|to be lifted up, exalted| |<text:span text:style-name="Source_Text">ʔanf</text:span> أَنْف|nose|אַף|ʔaf|<text:span text:style-name="T1">idem</text:span>| |<text:span text:style-name="Source_Text">ʔahl</text:span> أَهْل|family; people; inhabitants|אֹהֶל|ʔọhel|tent| |<text:span text:style-name="Source_Text">ʔaw</text:span> أَو|or|אוֹ|ʔō|<text:span text:style-name="T1">idem</text:span>| |<text:span text:style-name="Source_Text">ʔayyil</text:span> أَيِّل|stag|אַיָּל|ʔayyāl|<text:span text:style-name="T1">idem</text:span>| |<text:span text:style-name="Source_Text">ʔibzīm</text:span> إِبْزِيم|buckle (n.)|אַבְזֵם|ʔavzēm|<text:span text:style-name="T1">idem</text:span>| |<text:span text:style-name="Source_Text">ʔibn</text:span> إِبْن|son|בֵּן|bēn|<text:span text:style-name="T1">idem</text:span>| |<text:span text:style-name="Source_Text">ʔibn ʔādam</text:span> إِبْن آدَم|human being|בֶּן–אָדָם|ben–ʔādām|<text:span text:style-name="T1">idem</text:span>| |<text:span text:style-name="Source_Text">ʔibhām</text:span> إِبْهَام|thumb, big toe|בֹּהֶן|bọhen|<text:span text:style-name="T1">idem</text:span>| |<text:span text:style-name="Source_Text">ʔiθm</text:span> إِثْم|sin, misdeed|אַשְׁמָה|ʔašmā|guilt, blame| |<text:span text:style-name="Source_Text">ʔiθnān</text:span> إِثْنَان|two|שְׁנַיִם|šǝnayim|<text:span text:style-name="T1">idem</text:span>| |<text:span text:style-name="Source_Text">ʔijjāṣ</text:span> إِجَّاص|pear|אַגָּס|ʔaggās|<text:span text:style-name="T1">idem</text:span>| |<text:span text:style-name="Source_Text">ʔizdawaja</text:span> إِزْدَوَجَ|to pair, be in pairs, be double|הִזְדַּוֵג|hizdawēg|to be paired, mated| |<text:span text:style-name="Source_Text">ʔist</text:span> إِسْت|anus|שֵׁת|šēt|buttocks| |<text:span text:style-name="Source_Text">ʔism</text:span> إِسْم|name|שֵׁם|šēm|<text:span text:style-name="T1">idem</text:span>| |<text:span text:style-name="Source_Text">ʔiṣbaʕ</text:span> إِصْبَع|finger, toe|אֶצְבַּע|ʔeṣbaʕ|<text:span text:style-name="T1">idem</text:span>| |<text:span text:style-name="Source_Text">ʔiqlīm</text:span> إِقْلِيم|climate|אַקְלִים|ʔaqlīm|<text:span text:style-name="T1">idem</text:span>| |<text:span text:style-name="Source_Text">ʔilā</text:span> إِلى|to, toward, until|אֶל|ʔel|to, towards, at| |<text:span text:style-name="Source_Text">ʔimān</text:span> إِمَان|faith|אֱמוּנָה|ʔĕmūnā|<text:span text:style-name="T1">idem</text:span>| |<text:span text:style-name="Source_Text">ʔintaḥala</text:span> إِنْتَحَلَ|to claim for o.s.|הִתְנַחֵל|hitnaḥēl|to acquire as a possession| |<text:span text:style-name="Source_Text">ʔinsān</text:span> إِنْسَان|man|אֱנוֹשׁ|ʔĕnōš|<text:span text:style-name="T1">idem</text:span>| |<text:span text:style-name="Source_Text">al-raḥmān</text:span> الرَحْمَان|The Merciful (God)|רַחֲמָן; הָרַחֲמָן|raḥămān; hāraḥămān|merciful, compassionate; The Merciful (God)| |<text:span text:style-name="Source_Text">al-lh</text:span> الله|God|אֱלֹהִים|ʔĕlọhīm|<text:span text:style-name="T1">idem</text:span>| |<text:span text:style-name="Source_Text">bi</text:span> بِ|in, at, on, with|בְּ|bǝ|in, by, at, with| |<text:span text:style-name="Source_Text">buʔbuʔ</text:span> بُؤْبُؤْ|root, core; pupil (eye)|בָּבָה|bābā|pupil (eye)| |<text:span text:style-name="Source_Text">biʔr</text:span> بِئْر|well (water)|בְּאֵר|bǝʔēr|<text:span text:style-name="T1">idem</text:span>| |<text:span text:style-name="Source_Text">bāʔa</text:span> بَاءَ|to return, come back with|בָּא|bāʔ|to come, arrive, enter| |<text:span text:style-name="Source_Text">bāra</text:span> بَارَ|to be uncultivated, lie fallow|בָּר|bār|<text:span text:style-name="T1">idem</text:span>| |<text:span text:style-name="Source_Text">bāraka</text:span> بَارَكَ|to bless|בֵּרַךְ|bērax|<text:span text:style-name="T1">idem</text:span>| |<text:span text:style-name="Source_Text">batūl</text:span> بَتُول|virgin|בְּתוּלָה|bǝtūlā|<text:span text:style-name="T1">idem</text:span>| |<text:span text:style-name="Source_Text">baθan</text:span> بَثَن|cobra|פֶּתֶן|peten|<text:span text:style-name="T1">idem</text:span>| |<text:span text:style-name="Source_Text">barr</text:span> بَرّ|land, open country|בַּר|bar|prairie, field| |<text:span text:style-name="Source_Text">barr</text:span> بَرّ|reverent, pious|בַּר|bar|pure, clean| |<text:span text:style-name="Source_Text">burr</text:span> بُرّ|wheat|בָּר|bār|grain| |<text:span text:style-name="Source_Text">baraʔa</text:span> بَرَأَ|to create (said of God)|בָּרַא|bāraʔ|to create| |<text:span text:style-name="Source_Text">bariḥa</text:span> بَرِحَ|to leave, depart|בָּרַח|bāraḥ|to flee| |<text:span text:style-name="Source_Text">barad</text:span> بَرَد|hail (n.)|בָּרָד|bārād|<text:span text:style-name="T1">idem</text:span>| |<text:span text:style-name="Source_Text">burǧūθ</text:span> بُرْغُوث|flea|פַּרְעוֹשׁ|parʕōš|<text:span text:style-name="T1">idem</text:span>| |<text:span text:style-name="Source_Text">burǧī</text:span> بُرْغِي|screw (n.)|בֹֹֹֹֹֹּרֶג|bọọọọọọreg|<text:span text:style-name="T1">idem</text:span>| |<text:span text:style-name="Source_Text">barq</text:span> بَرْق|lightning|בָּרָק|bārāq|<text:span text:style-name="T1">idem</text:span>| |<text:span text:style-name="Source_Text">baraka</text:span> بَرَكَ|to kneel down|בָּרַךְ|bārax|<text:span text:style-name="T1">idem</text:span>| |<text:span text:style-name="Source_Text">birka</text:span> بِرْكَة|small lake, puddle, pool|בְּרֵכָה|bǝrēxā|pool, pond| |<text:span text:style-name="Source_Text">barīʔ</text:span> بَرِيء|innocent, recovered (illness)|בָּרִיא|bārīʔ|healthy| |<text:span text:style-name="Source_Text">bazza</text:span> بَزَّ|to steal, rob|בָּזַז|bāzaz|to plunder, pillage| |<text:span text:style-name="Source_Text">bustān</text:span> بُسْتَان|garden|בֻּסְתָּן|bustān|<text:span text:style-name="T1">idem</text:span>| |<text:span text:style-name="Source_Text">basaṭa</text:span> بَسَطَ|to spread |פָּשַׁט|pāšaṭ|to spread| |<text:span text:style-name="Source_Text">basīṭ</text:span> بَسِيط|simple|פָּשׁוּת|pāšūt|<text:span text:style-name="T1">idem</text:span>| |<text:span text:style-name="Source_Text">baššara</text:span> بَشَّرَ|to bring good tidings|בִּשֵּׂר|biśśēr|<text:span text:style-name="T1">idem</text:span>| |<text:span text:style-name="Source_Text">bašara</text:span> بَشَرَة|skin|בָּשָׂר|bāśār|flesh| |<text:span text:style-name="Source_Text">baṣal</text:span> بَصَل|onions|בָָּצָל|bāāṣāl|onion| |<text:span text:style-name="Source_Text">biṭāqa</text:span> بِطَاقَة|slip, tag, card, ticket, label|פִּתְקָה|pitqā|note, piece of paper| |<text:span text:style-name="Source_Text">bṭṭl</text:span> بطّل|to abolish, cancel, annul|בִּטֵּל|biṭṭēl|to suspend, abolish, cancel| |<text:span text:style-name="Source_Text">baṭn</text:span> بَطْن|belly|בֶּטֶן|beṭen|<text:span text:style-name="T1">idem</text:span>| |<text:span text:style-name="Source_Text">baʕl</text:span> بَعْل|lord, husband|בַּעַל|baʕal|owner, husband| |<text:span text:style-name="Source_Text">baʕīr</text:span> بَعِير|camel|בְּעִיר|bǝʕīr|beast, cattle| |<text:span text:style-name="Source_Text">baǧata</text:span> بَغَتَ|to surprise|בִּעֵת|biʕēt|to terrify| |<text:span text:style-name="Source_Text">baqbaqa</text:span> بَْقبَقَ|to gurgle, to bubble|בַּקְבּוּק|baqbūq|bottle| |<text:span text:style-name="Source_Text">baqar</text:span> بَقَر|cattle|בָּקַר|bāqar|<text:span text:style-name="T1">idem</text:span>| |<text:span text:style-name="Source_Text">bikr</text:span> بِكْر|first-born|בְּכוֹר|bǝxōr|<text:span text:style-name="T1">idem</text:span>| |<text:span text:style-name="Source_Text">bakaā</text:span> بَكَى|to cry|בָּכָה|bāxā|<text:span text:style-name="T1">idem</text:span>| |<text:span text:style-name="Source_Text">bal</text:span> بَلْ|but|אֲבָל|ʔăvāl|<text:span text:style-name="T1">idem</text:span>| |<text:span text:style-name="Source_Text">bilā</text:span> بِلَا|without|בְּלִי|bǝlī|<text:span text:style-name="T1">idem</text:span>| |<text:span text:style-name="Source_Text">balbala</text:span> بَلْبَلَ|to disturb, confuse|בִּלְבֵּל|bilbēl|to confuse| |<text:span text:style-name="Source_Text">balaaʕa</text:span> بَلََعَ|to swallow|בָּלַע|bālaʕ|<text:span text:style-name="T1">idem</text:span>| |<text:span text:style-name="Source_Text">ballūṭ</text:span> بَلُّوط|oak, acorn|בַּלּוּט|ballūṭ|acorn| |<text:span text:style-name="Source_Text">baliya</text:span> بَلِيَ|to be worn out|בָּלַה|bālah|<text:span text:style-name="T1">idem</text:span>| |<text:span text:style-name="Source_Text">bint</text:span> بِنْت|daughter|בַּת|bat|<text:span text:style-name="T1">idem</text:span>| |<text:span text:style-name="Source_Text">bunyān</text:span> بُنْيَان|building (n.)|בִּנְיָן|binyān|<text:span text:style-name="T1">idem</text:span>| |<text:span text:style-name="Source_Text">bahīma</text:span> بَهِيمَة|beast, animal|בְּהֵמָה|bǝhēmā|animal, beast| |<text:span text:style-name="Source_Text">būl</text:span> بُول|postage stamp|בּוּל|būl|<text:span text:style-name="T1">idem</text:span>| |<text:span text:style-name="Source_Text">bayt</text:span> بَيْت|house|בַּיִת|bayit|<text:span text:style-name="T1">idem</text:span>| |<text:span text:style-name="Source_Text">bayḍa</text:span> بَيْضَة|egg|בֵּיצָה|bêṣā|<text:span text:style-name="T1">idem</text:span>| |<text:span text:style-name="Source_Text">bayna</text:span> بَينَ|between; among|בֵּין|bên|<text:span text:style-name="T1">idem</text:span>| |<text:span text:style-name="Source_Text">taʔrīx</text:span> تَأْرِيخ|date (time); history|תַּאֲרִיךְ|taʔărīxǝ|date (time)| |<text:span text:style-name="Source_Text">taʔšīra</text:span> تَأْشِيرَة|official endorsement, visa|אַשְׁרָה|ʔašrā|visa| |<text:span text:style-name="Source_Text">tabūt</text:span> تابُوت|box, chest, coffin|תֵּבָה|tēvā|ark, chest, box| |<text:span text:style-name="Source_Text">tājir</text:span> تَاجِر|merchant|תָּגָר|tāgār|<text:span text:style-name="T1">idem</text:span>| |<text:span text:style-name="Source_Text">tāmm</text:span> تَامّ| complete, perfect|תָּם|tām|complete, perfect| |<text:span text:style-name="Source_Text">tabbal-a</text:span> تَبَّلَ|to spice, season|תִּבֵּל|tibbēl|<text:span text:style-name="T1">idem</text:span>| |<text:span text:style-name="Source_Text">tibn</text:span> تِبْن|straw, chaff|תֶּבֶן|teven|<text:span text:style-name="T1">idem</text:span>| |<text:span text:style-name="Source_Text">taḥt</text:span> تَحْت|under|תַּחַת|taḥat|<text:span text:style-name="T1">idem</text:span>| |<text:span text:style-name="Source_Text">taxrīma</text:span> تَخْرِيمَة|lace, latticework|חֵרֶם|ḥērem|fishing-net| |<text:span text:style-name="Source_Text">taxama</text:span> تَخَمَ|to fix the limits of|תָּחַם|tāḥam|to mark the limits of | |<text:span text:style-name="Source_Text">tarbiyya</text:span> تَرْبِيَّة|education, training, upbringing|תַרְבּוּת|tarbūt|upbringing, education; culture| |<text:span text:style-name="Source_Text">tarjama</text:span> تَرْجَمَ|to translate|תִּרְגֵּם|tirgēm|<text:span text:style-name="T1">idem</text:span>| |<text:span text:style-name="Source_Text">tisʕa</text:span> تِسْعَة|nine|תִּשְׁעָה|tišʕā|<text:span text:style-name="T1">idem</text:span>| |<text:span text:style-name="Source_Text">tuffāḥ</text:span> تُفَّاح|apple|תָּפּוּחַ|tāppūaḥ|<text:span text:style-name="T1">idem</text:span>| |<text:span text:style-name="Source_Text">tafsīr</text:span> تَفْسِير|interpretation|פֶּשֶׁר|pešer|<text:span text:style-name="T1">idem</text:span>| |<text:span text:style-name="Source_Text">tall</text:span> تَلّ|hill, elevation|תֵּל|tēl|mound, hill, heap| |<text:span text:style-name="Source_Text">talam</text:span> تَلَم|furrow|תֶּלֶם|telem|furrow, ridge| |<text:span text:style-name="Source_Text">tmr</text:span> تمْر|dates (fruit)|תָּמָר|tāmār|date (fruit)| |<text:span text:style-name="Source_Text">tmrīn</text:span> تْمرِين|exercise, drill|תִּמְרוּן|timrūn|maneuver| |<text:span text:style-name="Source_Text">tanūr</text:span> تَنُور|oven|תָּנוּר|tānūr|<text:span text:style-name="T1">idem</text:span>| |<text:span text:style-name="Source_Text">tinnīn</text:span> تِنِّين|dragon|תַּנִּים|tannīm|serpent, sea-monster; crocodile| |<text:span text:style-name="Source_Text">tawʔam</text:span> تَوْأَم|twin|תְּאוּם|tǝʔūm|<text:span text:style-name="T1">idem</text:span>| |<text:span text:style-name="Source_Text">tūt</text:span> تُوت|mulberry|תּוּת|tūt|berry, mulberry| |<text:span text:style-name="Source_Text">tays</text:span> تَيْس|billy goat|תַּיִשׁ|tayiš|he-goat| |<text:span text:style-name="Source_Text">tīn</text:span> تِين|fig|תְּאֵנָה|tǝʔēnā|<text:span text:style-name="T1">idem</text:span>| |<text:span text:style-name="Source_Text">θaʔara</text:span> ثَأَرَ|to take blood revenge|שַׁאֲרָה|šaʔărā|blood relation| |<text:span text:style-name="Source_Text">θāba</text:span> ثَابَ|to return, come back|שָׁב|šāv|<text:span text:style-name="T1">idem</text:span>| |<text:span text:style-name="Source_Text">θāniya</text:span> ثَانِيَة|second (time unit)|שְׁנִיָה|šǝniyā|<text:span text:style-name="T1">idem</text:span>| |<text:span text:style-name="Source_Text">θabara</text:span> ثَبَرَ|to destroy, ruin|שָׁבַר|šāvar|to break| |<text:span text:style-name="Source_Text">θady</text:span> ثَدْي|breast|שָׁד|šād|<text:span text:style-name="T1">idem</text:span>| |<text:span text:style-name="Source_Text">θuʕāla</text:span> ثُعَالَة|fox|שׁוּעָל|šūʕāl|<text:span text:style-name="T1">idem</text:span>| |<text:span text:style-name="Source_Text">θuǧra</text:span> ثُغْرَة|crack, opening|שָׁעָר|šāʕār|gate| |<text:span text:style-name="Source_Text">θakila</text:span> ثَكِلَ|to be bereaved of|שָׁכֹל, שָׁכַל|šāxọl, šāxal|<text:span text:style-name="T1">idem</text:span>| |<text:span text:style-name="Source_Text">θalāθa</text:span> ثَلَاثَة|three|שְׁלֹשָה|šǝlọšā|<text:span text:style-name="T1">idem</text:span>| |<text:span text:style-name="Source_Text">θalj</text:span> ثَلْج|snow (n.)|שֶׁלֶג|šeleg|<text:span text:style-name="T1">idem</text:span>| |<text:span text:style-name="Source_Text">θamm</text:span> ثَمّ|there|שָׁם|šām|<text:span text:style-name="T1">idem</text:span>| |<text:span text:style-name="Source_Text">θamāniya</text:span> ثَمَانِيَة|eight|שְׁמוֹנֶה|šǝmōneh|<text:span text:style-name="T1">idem</text:span>| |<text:span text:style-name="Source_Text">θawr</text:span> ثَوْر|bull, ox|שׁוֹר|šōr|<text:span text:style-name="T1">idem</text:span>| |<text:span text:style-name="Source_Text">θūm</text:span> ثُوم|garlic|שׁוּם|šūm|<text:span text:style-name="T1">idem</text:span>| |<text:span text:style-name="Source_Text">jār</text:span> جَار|neighbor; refugee|גֵּר|gēr|resident in a foreign land| |<text:span text:style-name="Source_Text">jabbār</text:span> جَبَّار|giant, almighty|גִּבּוֹר|gibbōr|mighty| |<text:span text:style-name="Source_Text">jabal</text:span> جَبَل|mountain|גְּבוּל|gǝvūl|border| |<text:span text:style-name="Source_Text">jubna</text:span> جُبْنَة|cheese|גְּבִינָה|gǝvīnā|<text:span text:style-name="T1">idem</text:span>| |<text:span text:style-name="Source_Text">jabha</text:span> جَبْهَة|forehead, brow|גַּבָּה|gabbā|eyebrow| |<text:span text:style-name="Source_Text">jadd</text:span> جَدّ|good luck, fortune|גַּד|gad|good fortune| |<text:span text:style-name="Source_Text">jadr</text:span> جَدْر|wall|גָּדָר|gādār|fence, wall| |<text:span text:style-name="Source_Text">jadaʕa</text:span> جَدَعَ|to cut off, amputate|גָּדַע|gādaʕ|<text:span text:style-name="T1">idem</text:span>| |<text:span text:style-name="Source_Text">jaddafa</text:span> جَدَّفَ|to curse, blaspheme|גִּדֵּף|giddēf|to insult, blaspheme| |<text:span text:style-name="Source_Text">jady</text:span> جَدْي|kid (goat)|גְּדִי|gǝdī|<text:span text:style-name="T1">idem</text:span>| |<text:span text:style-name="Source_Text">jiðr</text:span> جِذْر|root|גֶּזֶר|gezer|carrot| |<text:span text:style-name="Source_Text">jaðama</text:span> جَذَمَ|to cut off (esp. body part)|גָּדַם|gādam|to cripple, maim| |<text:span text:style-name="Source_Text">jarra</text:span> جَرَّ|to pull|גָּרַר|gārar|<text:span text:style-name="T1">idem</text:span>| |<text:span text:style-name="Source_Text">jurāb</text:span> جُرَاب|sock|גֶרֶב|gerev|<text:span text:style-name="T1">idem</text:span>| |<text:span text:style-name="Source_Text">jirān</text:span> جِرَان|camel’s neck|גָּרוֹן|gārōn|neck| |<text:span text:style-name="Source_Text">jarjara</text:span> جَرْجَرَ|to gargle|גִּרְגֵר|girgēr|<text:span text:style-name="T1">idem</text:span>| |<text:span text:style-name="Source_Text">jarada</text:span> جَرَدَ|to peel|גָּרַד|gārad|to scratch, scrape| |<text:span text:style-name="Source_Text">jarafa</text:span> جَرَفَ|to sweep away, wash away|גָּרַף|gāraf|to sweep away, clean| |<text:span text:style-name="Source_Text">jurn</text:span> جُرْن|threshing floor|גּוֹרֶן|gōren|<text:span text:style-name="T1">idem</text:span>| |<text:span text:style-name="Source_Text">jarw</text:span> جَرْو|cub, puppy|גּוּר|gūr|cub| |<text:span text:style-name="Source_Text">jazza</text:span> جَزَّ|to cut off, clip, shear|גָּזַז|gāzaz|to shear, clip| |<text:span text:style-name="Source_Text">jazar</text:span> جَزَر|carrots|גֶּזֶר|gezer|carrot| |<text:span text:style-name="Source_Text">jazara</text:span> جَزَرَ|to slaughter|גָּזַר|gāzar|to cut| |<text:span text:style-name="Source_Text">jassa</text:span> جَسَّ|to touch, feel, handle|גִּשֵּׁשׁ|giššēš|to feel, grope, probe| |<text:span text:style-name="Source_Text">jismī</text:span> جِسْمِي|bodily, physical|גַשְׁמִי|gašmī|physical, bodily| |<text:span text:style-name="Source_Text">jaʕjaʕa</text:span> جَعْجَعَ|to gobble; to make a fuss; to make a noise|גִּעְגַע|giʕgaʕ|to bleat, cry| |<text:span text:style-name="Source_Text">jafna</text:span> جَفْنَة|grapevine|גֶּפֶן|gefen|<text:span text:style-name="T1">idem</text:span>| |<text:span text:style-name="Source_Text">jalaa</text:span> جَلاَ|to depart, evacuate|גָּלָה|gālā|to go into exile| |<text:span text:style-name="Source_Text">jalaa</text:span> جَلاَ|to reveal, polish, make clear|גָּלָה|gālā|to reveal, uncover| |<text:span text:style-name="Source_Text">jaliḥa</text:span> جَلِحَ|to be bald|גִּלַּח|gillaḥ|to shave| |<text:span text:style-name="Source_Text">jild</text:span> جِلْد|skin|גֶּלֶד|geled|<text:span text:style-name="T1">idem</text:span>| |<text:span text:style-name="Source_Text">jalī</text:span> جَلِي|evident|גָּלוּי|gālūy|<text:span text:style-name="T1">idem</text:span>| |<text:span text:style-name="Source_Text">jalīd</text:span> جَلِيد|ice|גְּלִיד|gǝlīd|ice | |<text:span text:style-name="Source_Text">jumjuma</text:span> جُمْجُمَة|skull|גֻּלְגֹּלֶת|gulgọlet|<text:span text:style-name="T1">idem</text:span>| |<text:span text:style-name="Source_Text">jamal</text:span> جَمَل|camel|גָּמָל|gāmāl|<text:span text:style-name="T1">idem</text:span>| |<text:span text:style-name="Source_Text">janna</text:span> جَنَّة|garden, paradise|גָּן|gān|garden| |<text:span text:style-name="Source_Text">jahannam</text:span> جَهَنَّم|hell|גֵּיהִנּוֹם|gêhinnōm|<text:span text:style-name="T1">idem</text:span>| |<text:span text:style-name="Source_Text">jawz</text:span> جَوْز|walnut|אֱגוֹז|ʔĕgōz|<text:span text:style-name="T1">idem</text:span>| |<text:span text:style-name="Source_Text">jaayyaša</text:span> جََيَّشَ|to mobilize (troops)|גִּיֵּס|giyyēs|<text:span text:style-name="T1">idem</text:span>| |<text:span text:style-name="Source_Text">ḥāxām</text:span> حَاخَام|rabbi|חָכָם|ḥāxām|wise, intelligent; sage, wise man| |<text:span text:style-name="Source_Text">ḥāmiḍ</text:span> حَامِض|acid, sour|חוֹמֶץ|ḥōmeṣ|acid, vinegar| |<text:span text:style-name="Source_Text">ḥānūt</text:span> حَانُوت|tavern; shop (n.)|חָנוּת|ḥānūt|shop, store (n.)| |<text:span text:style-name="Source_Text">ḥabba</text:span> حَبَّ|to love|חָבַב|ḥāvav|<text:span text:style-name="T1">idem</text:span>| |<text:span text:style-name="Source_Text">ḥabbār</text:span> حَبَّار|trace, mark (of blows), welt|חַבּוּרָה|ḥabbūrā|wound| |<text:span text:style-name="Source_Text">ḥabal</text:span> حَبَل|pregnancy|חִבּוּל|ḥibbūl|<text:span text:style-name="T1">idem</text:span>| |<text:span text:style-name="Source_Text">ḥabl</text:span> حَبْل|rope|חֶבֶל|ḥevel|<text:span text:style-name="T1">idem</text:span>| |<text:span text:style-name="Source_Text">ḥajj</text:span> حَجّ|pilgrimage|חַג|ḥag|festival, holiday| |<text:span text:style-name="Source_Text">ḥajal</text:span> حَجَل|partridge, quail|חָגְלָה|ḥāgǝlā|<text:span text:style-name="T1">idem</text:span>| |<text:span text:style-name="Source_Text">ḥadda</text:span> حَدَّ|to sharpen|חִדֵּד|ḥiddēd|<text:span text:style-name="T1">idem</text:span>| |<text:span text:style-name="Source_Text">ḥadd</text:span> حَدّ|edge|חוֹד|ḥōd|<text:span text:style-name="T1">idem</text:span>| |<text:span text:style-name="Source_Text">ḥadīθ</text:span> حَدِيث|modern|חָדָשׁ|ḥādāš|new| |<text:span text:style-name="Source_Text">ḥarba</text:span> حَرْبَة|lance, spear|חֶרֶב|ḥerev|sword, knife| |<text:span text:style-name="Source_Text">ḥaraθa</text:span> حَرَثَ|to plow|חָרַשׁ|ḥāraš|to plow, to engrave| |<text:span text:style-name="Source_Text">ḥaraša</text:span> حَرَشَ|to scratch|חָרַשׁ|ḥāraš|to plow, to engrave| |<text:span text:style-name="Source_Text">ḥarf</text:span> حَرْف|sharp edge, cutting edge|חָרִיף|ḥārīf|sharp, acute| |<text:span text:style-name="Source_Text">ḥaraqa</text:span> حَرَقَ|to burn|חָרַךְ|ḥārax|to singe, char, burn| |<text:span text:style-name="Source_Text">ḥirm</text:span> حِرْم|excommunication (Chr.)|חֶרֶם|ḥerem|excommunication| |<text:span text:style-name="Source_Text">ḥurriyya</text:span> حُرِّيَّة|freedom|חֵרוּת|ḥērūt|<text:span text:style-name="T1">idem</text:span>| |<text:span text:style-name="Source_Text">ḥassa</text:span> حَسَّ|to feel, sense|חָשׁ|ḥāš|to feel (pain)| |<text:span text:style-name="Source_Text">ḥasaba</text:span> حَسَبَ|to compute, reckon|חָשַׁב|ḥāšav|to think| |<text:span text:style-name="Source_Text">ḥisbān</text:span> حِسْبَان|calculation|חֶשְׁבּוֹן|ḥešbōn|arithmetic, account| |<text:span text:style-name="Source_Text">ḥiṣār</text:span> حِصَار|enclosure, blockade|חָצֵר|ḥāṣēr|enclosure, court, yard, courtyard| |<text:span text:style-name="Source_Text">ḥaṣba</text:span> حَصْبَة|measles|חִצֶּבֶת|ḥiṣṣevet|<text:span text:style-name="T1">idem</text:span>| |<text:span text:style-name="Source_Text">ḥiḍn</text:span> حِضْن|bosom|חֹצֶן|ḥọṣen|<text:span text:style-name="T1">idem</text:span>| |<text:span text:style-name="Source_Text">ḥaṭaba</text:span> حَطَبَ|to gather firewood|חָטַב|ḥāṭav|to cut, hew wood| |<text:span text:style-name="Source_Text">ḥað̣īra</text:span> حَظِيرَة|enclosure, compund, yard|חָצֵר|ḥāṣēr|enclosure, court, yard, courtyard| |<text:span text:style-name="Source_Text">ḥafara</text:span> حَفَرَ|to dig|חָפַר|ḥāfar|<text:span text:style-name="T1">idem</text:span>| |<text:span text:style-name="Source_Text">ḥafna</text:span> حَفْنَة|handful|חוֹפֶן|ḥōfen|<text:span text:style-name="T1">idem</text:span>| |<text:span text:style-name="Source_Text">ḥafiya</text:span> حَفِيَ|to go barefoot|יִחֵף|yiḥēf|to be barefoot| |<text:span text:style-name="Source_Text">ḥaqq</text:span> حَقّ|truth; correctness; correct, sound, valid; rightful claim (leg.)|חוֹק|ḥōq|law, statute| |<text:span text:style-name="Source_Text">ḥaql</text:span> حَقْل|field, arable land|חַקְלָאוּת|ḥaqlāʔūt|agriculture| |<text:span text:style-name="Source_Text">ḥakka</text:span> حَكَّ|to scratch|חָכַךְ|ḥāxax|<text:span text:style-name="T1">idem</text:span>| |<text:span text:style-name="Source_Text">ḥikma</text:span> حِكْمَة|wisdom|חֹכְמָה|ḥọxǝmā|<text:span text:style-name="T1">idem</text:span>| |<text:span text:style-name="Source_Text">ḥalab</text:span> حَلَب|milk|חָלָב|ḥālāv|<text:span text:style-name="T1">idem</text:span>| |<text:span text:style-name="Source_Text">ḥalazūn</text:span> حَلَزُون|snail|חִלְזוֹן|ḥilzōn|<text:span text:style-name="T1">idem</text:span>| |<text:span text:style-name="Source_Text">ḥalazūniyy</text:span> حَلَزُونِيّ|spiral|חלְזוֹנִי|ḥlǝzōnī|<text:span text:style-name="T1">idem</text:span>| |<text:span text:style-name="Source_Text">ḥalqa</text:span> حَلْقَة|link (chain); section (in series)|חֵלֶק|ḥēleq|section, part| |<text:span text:style-name="Source_Text">ḥulm</text:span> حُلْم|dream|חֲלוֹם|ḥălōm|<text:span text:style-name="T1">idem</text:span>| |<text:span text:style-name="Source_Text">ḥalīq</text:span> حَلِيق|shaved, shaven, shorn|חָלָק|ḥālāq|smooth, slippery| |<text:span text:style-name="Source_Text">ḥamma</text:span> حَمَّ|to heat|חַם|ḥam|hot, warm| |<text:span text:style-name="Source_Text">ḥimār</text:span> حِمَار|donkey, ass|חֲמוֹר|ḥămōr|<text:span text:style-name="T1">idem</text:span>| |<text:span text:style-name="Source_Text">ḥimmiṣa</text:span> حِمِّصَة|chick-pea|חִמְצָה|ḥimṣā|<text:span text:style-name="T1">idem</text:span>| |<text:span text:style-name="Source_Text">ḥināṭa</text:span> حِنَاطَة|embalming|חֲנָטָה|ḥănāṭā|<text:span text:style-name="T1">idem</text:span>| |<text:span text:style-name="Source_Text">ḥanaš</text:span> حَنَش|snake|נָחָשׁ|nāḥāš|<text:span text:style-name="T1">idem</text:span>| |<text:span text:style-name="Source_Text">ḥanaš</text:span> حَنَش|snake|נָחָשׁ|nāḥāš|<text:span text:style-name="T1">idem</text:span>| |<text:span text:style-name="Source_Text">ḥinṭa</text:span> حِنْطَة|wheat|חִטָּה|ḥiṭṭā|<text:span text:style-name="T1">idem</text:span>| |<text:span text:style-name="Source_Text">ḥanak</text:span> حَنَك|palate|חֵךְ|ḥēxǝ|<text:span text:style-name="T1">idem</text:span>| |<text:span text:style-name="Source_Text">ḥunk</text:span> حُنْك|worldly experience, worldly wisdom|חִינוּךְ|ḥīnūx|education| |<text:span text:style-name="Source_Text">ḥanūn</text:span> حَنُون|affectionate, merciful|חַנּוּן|ḥannūn|gracious, merciful| |<text:span text:style-name="Source_Text">ḥawwara</text:span> حَوَّرَ|to make white, whiten; to bleach|חָוַר|ḥāwar|to grow pale, grow white| |<text:span text:style-name="Source_Text">ḥawf</text:span> حَوْف|edge, border|חוֹף|ḥōf|coast, šore| |<text:span text:style-name="Source_Text">ḥawq</text:span> حَوْق|loin, groin|חֵיק|ḥêq|bosom, lap| |<text:span text:style-name="Source_Text">ḥayl</text:span> حَيْل|vigor|חַיִל|ḥayil|<text:span text:style-name="T1">idem</text:span>| |<text:span text:style-name="Source_Text">ḥayiya</text:span> حَيِيَ|to live|חַי|ḥay|living, alive| |<text:span text:style-name="Source_Text">xabaʔa</text:span> خَبَأَ|to conceal, hide|הֵחְבִּיא |hēḥǝvīʔ |<text:span text:style-name="T1">idem</text:span>| |<text:span text:style-name="Source_Text">xabara</text:span> خَبَرَ|to know well|חָבֵר|ḥāvēr|friend| |<text:span text:style-name="Source_Text">xatama</text:span> خَتَمَ|to seal, stamp, conclude|חָתַם|ḥātam|to sign, seal, conclude| |<text:span text:style-name="Source_Text">xatan</text:span> خَتَن|son-in-law, bridegroom|חָתָן|ḥātān|bridegroom, son-in-law| |<text:span text:style-name="Source_Text">xidr</text:span> خِدْر|women’s private quarters|חֶדֶר|ḥeder|room, chamber| |<text:span text:style-name="Source_Text">xurʔ</text:span> خُرْء|excrement|חֲרָא|ḥărāʔ|<text:span text:style-name="T1">idem</text:span>| |<text:span text:style-name="Source_Text">xariba</text:span> خَرِبَ|to be destroyed|חָרַב|ḥārav|<text:span text:style-name="T1">idem</text:span>| |<text:span text:style-name="Source_Text">xarbān</text:span> خَرْبَان|devastated, ruined|חוּרְבָּן|ḥūrǝvān|ruin, destruction| |<text:span text:style-name="Source_Text">xardal</text:span> خَرْدَل|mustard|חַרְדָל|ḥardāl|<text:span text:style-name="T1">idem</text:span>| |<text:span text:style-name="Source_Text">xaraz</text:span> خَرَز|beads (strung)|חָרַז|ḥāraz|to string together| |<text:span text:style-name="Source_Text">xarisa</text:span> خَرِسَ|to be dumb, mute; to become silent|חָרַשׁ|ḥāraš|to be silent; to be deaf| |<text:span text:style-name="Source_Text">xaraṭa</text:span> خَرَطَ|to lathe|חָרַט|ḥāraṭ|to engrave, chisel| |<text:span text:style-name="Source_Text">xurṭūm</text:span> خُرْطُوم|trunk (elephant)|חַרְטוֹם|ḥarṭōm|beak, nose| |<text:span text:style-name="Source_Text">xaraqa</text:span> خَرَقَ|tear apart|חֲרִיקָה|ḥărīqā|gnashing of teeth| |<text:span text:style-name="Source_Text">xarīf</text:span> خَرِيف|autumn|חֹרֶף|ḥọref|winter| |<text:span text:style-name="Source_Text">xass</text:span> خَسّ|lettuce|חַסָּה|ḥassā|<text:span text:style-name="T1">idem</text:span>| |<text:span text:style-name="Source_Text">xasara</text:span> خَسَرَ|to incur loss, lose|חָסַר|ḥāsar|to lack, decrease| |<text:span text:style-name="Source_Text">xaḍīr</text:span> خَضِير|green|חָצִיר|ḥāṣīr|grass, meadow, greenery| |<text:span text:style-name="Source_Text">xaṭaʔa</text:span> خَطَأَ|to err, sin, be mistaken|חָטָא|ḥāṭāʔ|to sin| |<text:span text:style-name="Source_Text">xaṭifa، xaṭafa</text:span> خَطِفَ، خَطَفَ|to snatch|חָטַף|ḥāṭaf|<text:span text:style-name="T1">idem</text:span>| |<text:span text:style-name="Source_Text">xaṭm</text:span> خَطْم|nose, snout |חֹטֶם|ḥọṭem|nose, snout| |<text:span text:style-name="Source_Text">xafira</text:span> خَفِرَ|to be shy, embarrassed|הֵחְפִּיר|hēḥǝfīr|to be ashamed| |<text:span text:style-name="Source_Text">xalāq</text:span> خَلَاق|share of positive qualities (given by God)|חֵלֶק|ḥēleq|share, part (n.); fate| |<text:span text:style-name="Source_Text">xuld</text:span> خُلْد|mole|חֹלֶד|ḥọled|<text:span text:style-name="T1">idem</text:span>| |<text:span text:style-name="Source_Text">xamr</text:span> خَمْر|wine|חֶמֶר|ḥemer|<text:span text:style-name="T1">idem</text:span>| |<text:span text:style-name="Source_Text">xamsa</text:span> خَمْسَة|five|חֲמִשָּׁה|ḥămiššā|<text:span text:style-name="T1">idem</text:span>| |<text:span text:style-name="Source_Text">xanazīr</text:span> خَنَزِير|pig|חֲזִיר|ḥăzīr|<text:span text:style-name="T1">idem</text:span>| |<text:span text:style-name="Source_Text">xunfus</text:span> خُنْفُس|beetle|חִיפּוּשִׁית|ḥīppūšīt|<text:span text:style-name="T1">idem</text:span>| |<text:span text:style-name="Source_Text">xanaqa</text:span> خَنَقَ|to strangle|חָנַק|ḥānaq|<text:span text:style-name="T1">idem</text:span>| |<text:span text:style-name="Source_Text">(-al-)  dayyān  </text:span> (-ال)  دَيَّان  |The Judge (God)|דַּיָּן|dayyān|judge (n.)| |<text:span text:style-name="Source_Text">dāʔ</text:span> دَاء|disease, malady|דְּוַי|dǝway|sickness, pain| |<text:span text:style-name="Source_Text">dāʔira</text:span> دَائِرَة|circle, ring|דּוּר|dūr|circle, rim (wheel)| |<text:span text:style-name="Source_Text">dār</text:span> دَار|home, building|דִּירָה|dīrā|apartment, flat| |<text:span text:style-name="Source_Text">dāsa</text:span> دَاسَ|to tread, step, trample|דָּשׁ|dāš|to thresh, tread, trample| |<text:span text:style-name="Source_Text">dubb</text:span> دُبّ|bear (animal)|דֹּב|dọv|<text:span text:style-name="T1">idem</text:span>| |<text:span text:style-name="Source_Text">dibs</text:span> دِبْس|syrup, molasses|דְּבַשׁ|dǝvaš|honey| |<text:span text:style-name="Source_Text">dabiqa</text:span> دَبِقَ|to stick, adhere|דָּבַק|dāvaq|to cling, be attached| |<text:span text:style-name="Source_Text">dabbūr</text:span> دَبُّور|hornet, wasp|דַּבּוּר|dabbūr|bumblebee| |<text:span text:style-name="Source_Text">durr</text:span> دُرّة|pearl|דַּר|dar|<text:span text:style-name="T1">idem</text:span>| |<text:span text:style-name="Source_Text">daraja</text:span> دَرَجَة|step, degree, grade|דַּרְגָּה|dargā|step, grade, rank| |<text:span text:style-name="Source_Text">darasa</text:span> دَرَسَ|study, investigate|דָּרַשׁ|dāraš|inquire, investigate| |<text:span text:style-name="Source_Text">dasim</text:span> دَسِم|fatty, greasy|דָּשֵׁן|dāšēn|fat (adj.)| |<text:span text:style-name="Source_Text">daǧdaǧa</text:span> دَغْدَغَ|to tickle|דִגְדֵּג|digdēg|<text:span text:style-name="T1">idem</text:span>| |<text:span text:style-name="Source_Text">daff</text:span> دَفّ|side, lateral surface|דַּף|daf|leaf, page, board| |<text:span text:style-name="Source_Text">daff</text:span> دَفّ|tambourine|תֹּף|tọf|drum| |<text:span text:style-name="Source_Text">daqqa</text:span> دَقَّ|to be thin|דַּק|daq|thin| |<text:span text:style-name="Source_Text">daqqaqa</text:span> دَقَّقَ|to scrutinize|דָּק|dāq|<text:span text:style-name="T1">idem</text:span>| |<text:span text:style-name="Source_Text">dqyq</text:span> دقيقة|minute  (time unit)|דָּקָה, דָּקִיקָה|dāqāh, dāqīqā|second (time unit)| |<text:span text:style-name="Source_Text">dallāʕ</text:span> دَلَّاع|watermelon|דְּלַעַת|dǝlaʕat|pumpkin| |<text:span text:style-name="Source_Text">dalafa</text:span> دَلَفَ|to leak, drip, trickle|דָּלַף|dālaf|to drop, drip, leak| |<text:span text:style-name="Source_Text">dalw</text:span> دَلْو|bucket, pail|דְּלִי|dǝlī|<text:span text:style-name="T1">idem</text:span>| |<text:span text:style-name="Source_Text">dam</text:span> دَمْ|blood|דָּם|dām|<text:span text:style-name="T1">idem</text:span>| |<text:span text:style-name="Source_Text">damān</text:span> دَمَان|fertilizer, dung, manure|דּוֹמֶן|dōmen|dung, manure| |<text:span text:style-name="Source_Text">damʕa</text:span> دَمْعَة|teardrop|דִּמְעָה|dimʕā|<text:span text:style-name="T1">idem</text:span>| |<text:span text:style-name="Source_Text">dawr</text:span> دَوْر|period, age, epoch|דּוֹר|dōr|generation, period, age| |<text:span text:style-name="Source_Text">ðiʔb</text:span> ذِئْب|wolf|זְאֵב|zǝʔēv|<text:span text:style-name="T1">idem</text:span>| |<text:span text:style-name="Source_Text">ðubāb</text:span> ذُبَاب|fly (insect)|זְבוּב|zǝvūv|<text:span text:style-name="T1">idem</text:span>| |<text:span text:style-name="Source_Text">ðabaxa</text:span> ذَبَخَ|to kill, slaughter, butcher, sacrifice|זָבַח|zāvaḥ|to slaughter, sacrifice| |<text:span text:style-name="Source_Text">ðirāʕ</text:span> ذِرَاع|arm|זְרוֹעַ|zǝrōaʕ|<text:span text:style-name="T1">idem</text:span>| |<text:span text:style-name="Source_Text">ðaqan</text:span> ذَقَن|beard|זָקָן|zāqān|<text:span text:style-name="T1">idem</text:span>| |<text:span text:style-name="Source_Text">ðakar</text:span> ذَكَر|male|זָכָר|zāxār|<text:span text:style-name="T1">idem</text:span>| |<text:span text:style-name="Source_Text">ðakara</text:span> ذَكَرَ|to remember|זָכַר|zāxar|<text:span text:style-name="T1">idem</text:span>| |<text:span text:style-name="Source_Text">ðalīl</text:span> ذَلِيل|low, lowly, despised, despicable|זוֹלֵל|zōlēl|vile, worthless, mean| |<text:span text:style-name="Source_Text">ðanab</text:span> ذَنَب|tail, appendage|זָנָב|zānāv|tail, stump| |<text:span text:style-name="Source_Text">ðahab</text:span> ذَهَب|gold|זָהָב|zāhāv|<text:span text:style-name="T1">idem</text:span>| |<text:span text:style-name="Source_Text">raʔs</text:span> رَأْس|head|רֹאשׁ|rọʔš|<text:span text:style-name="T1">idem</text:span>| |<text:span text:style-name="Source_Text">raʔaā</text:span> رَأَى|to see|רָאָה|rāʔā|<text:span text:style-name="T1">idem</text:span>| |<text:span text:style-name="Source_Text">riʔa</text:span> رِئَة|lung|רֵאָה|rēʔā|<text:span text:style-name="T1">idem</text:span>| |<text:span text:style-name="Source_Text">rabb</text:span> رَبّ|lord, master, owner|רַב|rav|master, lord, chief, rabbi| |<text:span text:style-name="Source_Text">rubba</text:span> رُبَّ|many a (ie time)|רַבִּים|rabbīm|many| |<text:span text:style-name="Source_Text">rubb</text:span> رُبّ|juice (thickened), mash, pulp|רִבָּה|ribbā|jam| |<text:span text:style-name="Source_Text">rabā</text:span> رَبَا|to increase, grow|רָבָה|rāvā|to be or become numerous, to multiply| |<text:span text:style-name="Source_Text">ribḥ</text:span> رِبْح|gain, profit|רֶוַח|rewaḥ|<text:span text:style-name="T1">idem</text:span>| |<text:span text:style-name="Source_Text">rabaḍa</text:span> رَبَضَ|to lie down|רָבַץ|rāvaṣ|<text:span text:style-name="T1">idem</text:span>| |<text:span text:style-name="Source_Text">ribwa</text:span> رِبْوَة|ten thousand, myriad|רְבָבָה|rǝvāvā|myriad, ten thousand| |<text:span text:style-name="Source_Text">ratam</text:span> رَتَم|broom (plant)|רֹתֶם|rọtem|<text:span text:style-name="T1">idem</text:span>| |<text:span text:style-name="Source_Text">rijl</text:span> رِجْل|leg|רֶגֶל|regel|leg, foot| |<text:span text:style-name="Source_Text">rajama</text:span> رَجَمَ|to cast (stones at), to curse, revile|רָגַם|rāgam|to stone (s.o.)| |<text:span text:style-name="Source_Text">raḥiba</text:span> رَحِبَ|to be wide, spacious|רָחַב|rāḥav|to be wide, large| |<text:span text:style-name="Source_Text">raḥaḍa</text:span> رَحَضَ|to rinse, wash|רָחַץ|rāḥaṣ|to wash, bathe| |<text:span text:style-name="Source_Text">raḥima</text:span> رَحِمَ|to have compassion|רִחֵם|riḥēm|<text:span text:style-name="T1">idem</text:span>| |<text:span text:style-name="Source_Text">riḥm؛raḥim</text:span> رِحْم؛رَحِم|womb|רֶחֶם|reḥem|<text:span text:style-name="T1">idem</text:span>| |<text:span text:style-name="Source_Text">raxam</text:span> رَخَم|vulture|רָחָם|rāḥām|<text:span text:style-name="T1">idem</text:span>| |<text:span text:style-name="Source_Text">radafa</text:span> رَدَفَ|to come after, follow|רָדַף|rādaf|to pursue, hunt| |<text:span text:style-name="Source_Text">razīn</text:span> رَزِين|grave, serious|רְצִינִי|rǝṣīnī|<text:span text:style-name="T1">idem</text:span>| |<text:span text:style-name="Source_Text">rasama</text:span> رَسَمَ|to draw, to note down|רָשַׁם|rāšam|to note; to draw, mark| |<text:span text:style-name="Source_Text">rasmiyy</text:span> رَسْمِيّ|official (adj.), formal|רִשְׁמִי|rišmī|<text:span text:style-name="T1">idem</text:span>| |<text:span text:style-name="Source_Text">rasan</text:span> رَسَن|halter|רֶסֶן|resen|bridle| |<text:span text:style-name="Source_Text">raṣafa</text:span> رَصَفَ|to pave|רָצַף|rāṣaf|<text:span text:style-name="T1">idem</text:span>| |<text:span text:style-name="Source_Text">raṣīf</text:span> رَصِيف|pavement, platform, wharf|רָצִיף|rāṣīf|platform, wharf| |<text:span text:style-name="Source_Text">raḍḍa</text:span> رَضَّ|to crush; to bruise|רָצַץ|rāṣaṣ|to break, crush, shatter| |<text:span text:style-name="Source_Text">raḍaxa</text:span> رَضَخَ|to break, smash, crack, crush|רָצַח|rāṣaḥ|to murder,  kill| |<text:span text:style-name="Source_Text">raḍiya</text:span> رَضِيَ|to be satisfied, to accept, to desire|רָצָה|rāṣā|to wish, to desire, to accept| |<text:span text:style-name="Source_Text">raṭb</text:span> رَطْب|moist, wet, juicy|רָטֹב|rāṭọv|<text:span text:style-name="T1">idem</text:span>| |<text:span text:style-name="Source_Text">raṭana</text:span> رَطَنَ|to speak unintelligibly|רָטַן|rāṭan|to grumble, murmur| |<text:span text:style-name="Source_Text">raʕda</text:span> رَعْدَة|tremor, shudder, siver (n.)|רַעַד|raʕad|trembling, tremor| |<text:span text:style-name="Source_Text">raʕaša</text:span> رَعَشَ|to tremble|רָעַשׁ|rāʕaš|<text:span text:style-name="T1">idem</text:span>| |<text:span text:style-name="Source_Text">raʕaā</text:span> رَعَى|to shepherd|רָעָה|rāʕā|<text:span text:style-name="T1">idem</text:span>| |<text:span text:style-name="Source_Text">raǧiba</text:span> رَغِبَ|to desire, wish for, crave|רָעַב|rāʕav|to be hungry| |<text:span text:style-name="Source_Text">rafā</text:span> رَفَا|to mend|רָפָא|rāfāʔ|to heal, cure| |<text:span text:style-name="Source_Text">raqaṣa</text:span> رَقَصَ|to dance|רָקַד|rāqad|<text:span text:style-name="T1">idem</text:span>| |<text:span text:style-name="Source_Text">raqīq</text:span> رَقِيق|thin (adj.)|רָקִיק|rāqīq|<text:span text:style-name="T1">idem</text:span>| |<text:span text:style-name="Source_Text">rakka</text:span> رَكَّ|to be weak, feeble, meager|רַךְ|rax|soft, timid, tender| |<text:span text:style-name="Source_Text">rakiba</text:span> رَكِبَ| to ride|רָכַב|rāxav|<text:span text:style-name="T1">idem</text:span>| |<text:span text:style-name="Source_Text">rakkaza</text:span> رَكَّزَ|to concentrate|רִכֵּז|rikkēz|to concentrate    | |<text:span text:style-name="Source_Text">rummān</text:span> رُمَّان|pomegranate, grenade|רִימוֹן|rīmōn|<text:span text:style-name="T1">idem</text:span>| |<text:span text:style-name="Source_Text">ramz</text:span> رَمْز|sign, hint, symbol|רֶמֶז|remez|hint, indication, sign| |<text:span text:style-name="Source_Text">ramaḍ</text:span> رَمَض|parchedness, scorchedness|רֶמֶץ|remeṣ|embers, hot ašes| |<text:span text:style-name="Source_Text">ramaā</text:span> رَمَى|to throw, shoot|רָמָה|rāmā|<text:span text:style-name="T1">idem</text:span>| |<text:span text:style-name="Source_Text">ranna</text:span> رَنَّ|to resound, ring, reverberate|רַן|ran|to sing, shout with joy; to give a ringing cry| |<text:span text:style-name="Source_Text">rūḥ</text:span> رُوح|breath of life, spirit|רוּחַ|rūaḥ|wind, spirit| |<text:span text:style-name="Source_Text">rawiya</text:span> رَوِيَ|to quench one’s thirst|רָוַה|rāwah|<text:span text:style-name="T1">idem</text:span>| |<text:span text:style-name="Source_Text">rayb</text:span> رَيْب| doubt, suspicion  |רִיב|rīv|quarrel, dipute| |<text:span text:style-name="Source_Text">rayr</text:span> رَيْر|spittle|רִיר|rīr|spittle, saliva, mucus| |<text:span text:style-name="Source_Text">rīš</text:span> رِيش|feathers, bristles|רִיס|rīs|eyelash| |<text:span text:style-name="Source_Text">rīm</text:span> رِيم|white antelope|רְאֵם|rǝʔēm|buffalo, wild ox| |<text:span text:style-name="Source_Text">zāwiya</text:span> زَاوِيَة|corner|זָוִית|zāwīt|<text:span text:style-name="T1">idem</text:span>| |<text:span text:style-name="Source_Text">zibāla</text:span> زِبَالَة|garbage|זֶבֶל|zevel|<text:span text:style-name="T1">idem</text:span>| |<text:span text:style-name="Source_Text">zubda</text:span> زُبْدَة|butter, cream|זִבְדָּה|zivdā|cream| |<text:span text:style-name="Source_Text">zabūn</text:span> زَبُون|customer, client, guest|זַבָּן|zabbān|salesman| |<text:span text:style-name="Source_Text">zurzur</text:span> زُرْزُر|starling|זַרְזִיר|zarzīr|<text:span text:style-name="T1">idem</text:span>| |<text:span text:style-name="Source_Text">zaraʕa</text:span> زَرَعَ|to sow, plant|זָרַע|zāraʕ|<text:span text:style-name="T1">idem</text:span>| |<text:span text:style-name="Source_Text">zaraqa</text:span> زَرَقَ|to throw|זָרַק|zāraq|<text:span text:style-name="T1">idem</text:span>| |<text:span text:style-name="Source_Text">zarnīx</text:span> زَرْنِيخ|arsenic|זַרְנִיךְ|zarnīxǝ|<text:span text:style-name="T1">idem</text:span>| |<text:span text:style-name="Source_Text">zaʕzaʕa</text:span> زَعْزَعَ| to shake violently, convulse|זִעְזַע|ziʕzaʕ|to agitate, to shake violently| |<text:span text:style-name="Source_Text">zift</text:span> زِفْت|pitch, asphalt|זֶפֶת|zefet|tar, pitch| |<text:span text:style-name="Source_Text">zakā</text:span> زَكَا|to be pure in heart; to increase, thrive|זָכַה|zāxah|to be clear, to be clean; to win, deserve| |<text:span text:style-name="Source_Text">zimām</text:span> زِمَام|halter, rein, bridle|זְמָם|zǝmām|muzzle| |<text:span text:style-name="Source_Text">zamara</text:span> زَمَرَ|to blow, play (wind instrument)|זִמֵּר|zimmēr|to sing; to play (mus. instr.)| |<text:span text:style-name="Source_Text">zaman</text:span> زَمَن|time (n.)|זְמַן|zǝman|<text:span text:style-name="T1">idem</text:span>| |<text:span text:style-name="Source_Text">zunbūr</text:span> زُنْبُور|hornet|דָבּוּר|dābbūr|large bee, bumblebee| |<text:span text:style-name="Source_Text">zanaā</text:span> زَنَى|break marriage, fornicate|זָנָה|zānā|to go astray, to be a prostitute, to fornicate | |<text:span text:style-name="Source_Text">zahara</text:span> زَهَرَ|shine, be radiant|זֹהַר|zọhar|radiance| |<text:span text:style-name="Source_Text">zawj</text:span> زَوْج|couple (n.)|זוּג|zūg|<text:span text:style-name="T1">idem</text:span>| |<text:span text:style-name="Source_Text">zaytūn</text:span> زَيْتُون|olive|זַיִת|zayit|<text:span text:style-name="T1">idem</text:span>| |<text:span text:style-name="Source_Text">zayyafa</text:span> زَيَّفَ|to counterfeit; to declare as false|זִיֵּף|ziyyēf|to falsify, forge| |<text:span text:style-name="Source_Text">saʔala</text:span> سَأَلَ|to ask|שָׁאַל|šāʔal|<text:span text:style-name="T1">idem</text:span>| |<text:span text:style-name="Source_Text">sāʔir</text:span> سَائِر|remaining, remainder|שְׁאָר|šǝʔār|remainder| |<text:span text:style-name="Source_Text">sāʔis</text:span> سَائِس|stableman, groom|סַיָּס|sayyās|<text:span text:style-name="T1">idem</text:span>| |<text:span text:style-name="Source_Text">sāxin</text:span> سَاخِن|hot, warm|שָׁחוּן|šāḥūn|hot, dry| |<text:span text:style-name="Source_Text">sāʕa</text:span> سَاعَة|hour|שָׁעָה|šāʕā|<text:span text:style-name="T1">idem</text:span>| |<text:span text:style-name="Source_Text">sāfir</text:span> سَافِر|scribe|סוֹפֵר|sōfēr|<text:span text:style-name="T1">idem</text:span>| |<text:span text:style-name="Source_Text">sāq</text:span> سَاق|shank, thigh, leg|שוֹק|šōq|leg, foreleg| |<text:span text:style-name="Source_Text">sabab</text:span> سَبَب|cause (n.)|סִבָּה|sibbā|<text:span text:style-name="T1">idem</text:span>| |<text:span text:style-name="Source_Text">sabata</text:span> سَبَتَ|to rest; to keep the Sabbath|שָׁבַת|šāvat|<text:span text:style-name="T1">idem</text:span>| |<text:span text:style-name="Source_Text">sabt </text:span> سَبْت |Saturday, Sabbath|שַׁבָּת|šabbāt|Sabbath, Saturday| |<text:span text:style-name="Source_Text">sabbaḥa</text:span> سَبَّحَ|to praise, glorify|שִׁבֵּחַ|šibbēaḥ|to praise| |<text:span text:style-name="Source_Text">sibṭ</text:span> سِبْط|tribe|שֵׁבָט|šēvāṭ|<text:span text:style-name="T1">idem</text:span>| |<text:span text:style-name="Source_Text">sabʕa</text:span> سَبْعَة|seven|שֶׁבַע|ševaʕ|<text:span text:style-name="T1">idem</text:span>| |<text:span text:style-name="Source_Text">sabala</text:span> سَبَلَة|ear (corn)|שִׁבּוֹלֶת|šibbōlet|<text:span text:style-name="T1">idem</text:span>| |<text:span text:style-name="Source_Text">sabaā</text:span> سَبَى|capture|שָׁבָה|šāvā|to take prisoner, capture| |<text:span text:style-name="Source_Text">sabīl</text:span> سَبِيل|way, path|שְׁבִיל|šǝvīl|lane, path| |<text:span text:style-name="Source_Text">sitta</text:span> سِتَّة|six|שִׁשָּׁה|šiššā|<text:span text:style-name="T1">idem</text:span>| |<text:span text:style-name="Source_Text">sajada</text:span> سَجَدَ|to bow down, to worship|סָגַד|sāgad|to bow down, to woršip| |<text:span text:style-name="Source_Text">saḥar</text:span> سَحَر|early morning, dawn|שַׁחַר|šaḥar|<text:span text:style-name="T1">idem</text:span>| |<text:span text:style-name="Source_Text">saḥaqa</text:span> سَحَقَ|to crush, to pound, to pulverize|שָׁחַק|šāḥaq|to rub away; to beat fine, to grind| |<text:span text:style-name="Source_Text">surra</text:span> سُرَّة|navel, umbilical cord|שֹׁר|šọr|<text:span text:style-name="T1">idem</text:span>| |<text:span text:style-name="Source_Text">srj</text:span> سرج|to braid|שָׂרַג|śārag|<text:span text:style-name="T1">idem</text:span>| |<text:span text:style-name="Source_Text">saraṭān</text:span> سَرَطَان|crayfish, cancer (astr., med.)|סַרְטָן|sarṭān|crab, cancer (astr., med.)| |<text:span text:style-name="Source_Text">sirwāl</text:span> سِرْوَال|trousers|סַרְבָּל|sarbāl|<text:span text:style-name="T1">idem</text:span>| |<text:span text:style-name="Source_Text">siṭām</text:span> سِطَام|plug, stopper|סָתַם|sātam|to stop up, shut, close up| |<text:span text:style-name="Source_Text">saṭḥ</text:span> سَطْح|surface|שֶׁטָח|šeṭāḥ|<text:span text:style-name="T1">idem</text:span>| |<text:span text:style-name="Source_Text">siʕr</text:span> سِعْر|price (n.)|שַׁעַר|šaʕar|market price, value| |<text:span text:style-name="Source_Text">saʕala</text:span> سَعَلَ|to cough|שִׁעֵל|šiʕēl|<text:span text:style-name="T1">idem</text:span>| |<text:span text:style-name="Source_Text">safaḥa</text:span> سَفَحَ|to spill, pour, shed|שָׁפַךְ|šāfax|<text:span text:style-name="T1">idem</text:span>| |<text:span text:style-name="Source_Text">sifr</text:span> سِفْر|book (scriptures)|סֵפֶר|sēfer|book| |<text:span text:style-name="Source_Text">safaqa</text:span> سَفَقَ|to shut, bang, slam (door)|שָׂפַק|śāfaq|to clap hands| |<text:span text:style-name="Source_Text">safala</text:span> سَفَلَ|to be low|שָׁפַל|šāfal|to become or be low| |<text:span text:style-name="Source_Text">safīna</text:span> سَفِينَة|ship, boat|שְׂפִינָה|śǝfīnā|<text:span text:style-name="T1">idem</text:span>| |<text:span text:style-name="Source_Text">saqaā</text:span> سَقَى|to give to drink, to water, to irrigate|הִשְׁקָה|hišqā|to water, to irrigate, to give to drink| |<text:span text:style-name="Source_Text">sakata</text:span> سَكَتَ|to be silent|שָׁתַק|šātaq|<text:span text:style-name="T1">idem</text:span>| |<text:span text:style-name="Source_Text">sakt</text:span> سَكْت|silence (n.)|שֶׁקֶט|šeqeṭ|quietness| |<text:span text:style-name="Source_Text">sakkara</text:span> سَكَّرَ|to shut, close, lock, bolt|סָגַר|sāgar|to close, šut| |<text:span text:style-name="Source_Text">sakkara</text:span> سَكَّرَ|to shut, close, lock, bolt|סֶכֶר|sexer|dam| |<text:span text:style-name="Source_Text">sakira</text:span> سَكِرَ|to be drunk|שָׁכַר|šāxar|<text:span text:style-name="T1">idem</text:span>| |<text:span text:style-name="Source_Text">sakana</text:span> سَكَنَ|to dwell, reside|שָׁכַן|šāxan|<text:span text:style-name="T1">idem</text:span>| |<text:span text:style-name="Source_Text">sikkīn</text:span> سِكِّين|knife|סַכִּין|sakkīn|<text:span text:style-name="T1">idem</text:span>| |<text:span text:style-name="Source_Text">silaaḥ</text:span> سِلاَح|arm(s), weapons(s)|שֶׁלַח|šelaḥ|weapon (sword, bayonet)| |<text:span text:style-name="Source_Text">salām</text:span> سَلَام|peace|שָׁלוֹם|šālōm|<text:span text:style-name="T1">idem</text:span>| |<text:span text:style-name="Source_Text">salla</text:span> سَلَّة|basket|סַל|sal|<text:span text:style-name="T1">idem</text:span>| |<text:span text:style-name="Source_Text">salaxa</text:span> سَلَخَ|to flay, skin|שֶׁלַח|šelaḥ|hide (animal skin)| |<text:span text:style-name="Source_Text">silsila</text:span> سِلْسِلَة|chain (n.)|שַׁלְשֶׁלֶת|šalšelet|<text:span text:style-name="T1">idem</text:span>| |<text:span text:style-name="Source_Text">sulṭa</text:span> سُلْطَة|power, authority|שְׁלִיטָה|šǝlīṭā|dominion, power| |<text:span text:style-name="Source_Text">salaqa</text:span> سَلَقَ|ṭo boil, scald|שָׁלַק|šālaq|to boil, scald| |<text:span text:style-name="Source_Text">salq</text:span> سَلْق|chard, beetroot|סֶלֶק|seleq|beet, beetroot| |<text:span text:style-name="Source_Text">salima</text:span> سَلِمَ|to be sound, intact, secure|שָׁלַם|šālam|to be complete, sound, safe| |<text:span text:style-name="Source_Text">sullam</text:span> سُلَّم|ladder|סֻלָּם|sullām|<text:span text:style-name="T1">idem</text:span>| |<text:span text:style-name="Source_Text">salwaā</text:span> سَلْوَى|quail|שְׂלָו, סְלָו|śǝlāw, sǝlāw|<text:span text:style-name="T1">idem</text:span>| |<text:span text:style-name="Source_Text">samm</text:span> سَمّ|poison (n.)|סַם|sam|<text:span text:style-name="T1">idem</text:span>| |<text:span text:style-name="Source_Text">sammara</text:span> سَمَّرَ|to nail|סִמֵּר|simmēr|<text:span text:style-name="T1">idem</text:span>| |<text:span text:style-name="Source_Text">simsim</text:span> سِمْسِم|sesame|שֻׁמשׁוּם|šumšūm|<text:span text:style-name="T1">idem</text:span>| |<text:span text:style-name="Source_Text">samiʕa</text:span> سَمِعَ|to hear|שָׁמַע|šāmaʕ|<text:span text:style-name="T1">idem</text:span>| |<text:span text:style-name="Source_Text">samina</text:span> سَمِنَ|to be or become fat|שָׁמַן|šāman|to grow fat| |<text:span text:style-name="Source_Text">samawāt</text:span> سَمَوَات|heavens|שָׁמַיִם|šāmayim|<text:span text:style-name="T1">idem</text:span>| |<text:span text:style-name="Source_Text">sin</text:span> سِن|tooth|שֵׁן|šēn|<text:span text:style-name="T1">idem</text:span>| |<text:span text:style-name="Source_Text">sana</text:span> سَنَة|year|שָׁנָה|šānā|<text:span text:style-name="T1">idem</text:span>| |<text:span text:style-name="Source_Text">sunūna</text:span> سُنُونَة|swallow (bird)|סְנוּנִית|sǝnūnīt|<text:span text:style-name="T1">idem</text:span>| |<text:span text:style-name="Source_Text">siwār</text:span> سِوَار|bracelet|שֵׁרָה|šērā|necklace, bracelet| |<text:span text:style-name="Source_Text">sūr</text:span> سُور|wall, fence|שׁוּר|šūr|wall| |<text:span text:style-name="Source_Text">sūsan،sawsan</text:span> سُوسَن،سَوْسَن|lily|שׁוֹשָׁן|šōšān|lily, rose| |<text:span text:style-name="Source_Text">sawṭ</text:span> سَوْط|  whip (n.)|שׁוֹט|šōṭ|whip (n.)| |<text:span text:style-name="Source_Text">sūq</text:span> سُوق|market (n.)|שׁוּק|šūq|<text:span text:style-name="T1">idem</text:span>| |<text:span text:style-name="Source_Text">sawiya</text:span> سَوِيَ|to be equivalent to, to equal|שָׁוָה|šāwā|<text:span text:style-name="T1">idem</text:span>| |<text:span text:style-name="Source_Text">sīsī</text:span> سِيسِي|pony|סוּסוֹן|sūsōn|<text:span text:style-name="T1">idem</text:span>| |<text:span text:style-name="Source_Text">sayf</text:span> سَيْف|sword|סַיִף|sayif|<text:span text:style-name="T1">idem</text:span>| |<text:span text:style-name="Source_Text">siīmaā</text:span> سِِيمَى|mark, sign, character|סִימָן|sīmān|sign, mark, signal| |<text:span text:style-name="Source_Text">šāba</text:span> شَابَ|to turn grey-haired, to grow old|שָׂב|śāv|to grow old| |<text:span text:style-name="Source_Text">šāhid</text:span> شَاهِد|witness (n.) |שָׂהֵד|śāhēd|witness (n.)| |<text:span text:style-name="Source_Text">ašabiʕa</text:span> َشَبِعَ|to be sated, full|שָׂבַע|śāvaʕ|to be satisfied, sated| |<text:span text:style-name="Source_Text">šbk</text:span> شبكة|net|שְׂבָכָה|śǝvāxā|lattice-work, woven net, trellis| |<text:span text:style-name="Source_Text">šitāʔ</text:span> شِتَاء|winter, rainy season|שְׂתָו|śǝtāw|autumn| |<text:span text:style-name="Source_Text">šatala</text:span> شَتَلَ|to plant, transplant|שָׁתַל|šātal|<text:span text:style-name="T1">idem</text:span>| |<text:span text:style-name="Source_Text">šajuʕa</text:span> شَجُعَ|to be daring, bold|מְשֻׁגָּע|mǝšuggāʕ|mad, insane| |<text:span text:style-name="Source_Text">šaḥḥār</text:span> شَحَّار|soot|שָׁחֹר|šāḥọr|black| |<text:span text:style-name="Source_Text">šuḥrūr</text:span> شُحْرُور|blackbird|שָׁחֲרוּר|šāḥărūr|<text:span text:style-name="T1">idem</text:span>| |<text:span text:style-name="Source_Text">šaḥaqa</text:span> شَحَقَ|to inhale, gasp|שִׁהֶק|šiheq|to hiccup| |<text:span text:style-name="Source_Text">širš</text:span> شِرْش|root|שׁוֹרֶשׁ|šōreš|<text:span text:style-name="T1">idem</text:span>| |<text:span text:style-name="Source_Text">šaraṭa</text:span> شَرَطَ|to tear, scratch, rip open|שָׂרַט|śāraṭ|to scratch| |<text:span text:style-name="Source_Text">šaraka</text:span> شَرَكَ|to associate, join, share|שֵׁרַךְ|šērax|to entangle| |<text:span text:style-name="Source_Text">šarīṭ</text:span> شَرِيط|ribbon, stripe, film strip|סֶרֶט|sereṭ|ribbon, stripe, film| |<text:span text:style-name="Source_Text">šaṭafa</text:span> شَطَفَ|to rinse, clean, wash|שָׁטָף|šāṭāf|to rinse, wash off| |<text:span text:style-name="Source_Text">šaʕr</text:span> شَعْر|hair|שְׂעָרוֹת|śǝʕārōt|<text:span text:style-name="T1">idem</text:span>| |<text:span text:style-name="Source_Text">šaʕīr</text:span> شَعِير|barley|שְׁעוֹרָה|šǝʕōrā|<text:span text:style-name="T1">idem</text:span>| |<text:span text:style-name="Source_Text">šafa</text:span> شَفَة|lip, rim, edge|שָׂפָה|śāfā|lip, rim, edge; language| |<text:span text:style-name="Source_Text">šafra</text:span> شَفْرَة|knife|מִסְפָּרַיִם|mispārayim|scissors| |<text:span text:style-name="Source_Text">šalšala</text:span> شَلْشَلَ|to dribble, to trickle|שִׁלְשׁוּל|šilšūl|diarrhea| |<text:span text:style-name="Source_Text">šammās</text:span> شَمَّاس|deacon, sexton, acolyte, cantor|שַׁמָּשׁ|šammāš|attendant, sexton| |<text:span text:style-name="Source_Text">šimāl</text:span> شِمَال|left, left side|שְׂמֹאל|śǝmọʔl|the left, left side| |<text:span text:style-name="Source_Text">šamar</text:span> شَمَر|fennel|שֻׁמָּר|šummār|<text:span text:style-name="T1">idem</text:span>| |<text:span text:style-name="Source_Text">šams</text:span> شَمْس|the sun|שֶׁמֶשׁ|šemeš|<text:span text:style-name="T1">idem</text:span>| |<text:span text:style-name="Source_Text">šamla</text:span> شَمْلَة|cloak|שִׂמְלָה|śimlā|dress| |<text:span text:style-name="Source_Text">šanaʔa</text:span> شَنَأَ|to hate|שָׂנַא|śānaʔ|<text:span text:style-name="T1">idem</text:span>| |<text:span text:style-name="Source_Text">šahr</text:span> شَهْر|month|סַהַר|sahar|moon| |<text:span text:style-name="Source_Text">šīd</text:span> شِيد|plaster (n.)|שִׂיד|śīd|lime, whitewash | |<text:span text:style-name="Source_Text">šayṭān</text:span> شَيْطَان|devil|שָׂטָן|śāṭān|<text:span text:style-name="T1">idem</text:span>| |<text:span text:style-name="Source_Text">šīʕa</text:span> شِيعَة|faction, party|סִיעָה|sīʕā|group, party| |<text:span text:style-name="Source_Text">ṣāḥa</text:span> صَاحَ|to cry, yell, scream, call out, shout|צִוֵּח|ṣiwwēḥ|to cry aloud, shout, scream, yell| |<text:span text:style-name="Source_Text">ṣāda</text:span> صَادَ|to hunt|צָד|ṣād|<text:span text:style-name="T1">idem</text:span>| |<text:span text:style-name="Source_Text">ṣaama</text:span> صاَمَ|to fast|צָם|ṣām|<text:span text:style-name="T1">idem</text:span>| |<text:span text:style-name="Source_Text">ṣabr، ṣabir</text:span> صَبْر، صَبِر|aloe|צָבָר|ṣāvār|aloe, cactus| |<text:span text:style-name="Source_Text">ṣubra</text:span> صُبْرَة|heap, pile (n.)|צֹבֶר|ṣọver|<text:span text:style-name="T1">idem</text:span>| |<text:span text:style-name="Source_Text">ṣibǧa</text:span> صِبْغَة|color, dye|צֶבַע|ṣevaʕ|<text:span text:style-name="T1">idem</text:span>| |<text:span text:style-name="Source_Text">ṣaḥā</text:span> صَحَا|to be or become clear, bright, cloudless (sky)|צַח|ṣaḥ|pure, clear, bright| |<text:span text:style-name="Source_Text">ṣudǧ</text:span> صُدْغ|temple (anatomy)|צֶדַע, צִדְעָה|ṣedaʕ, ṣidʕā|<text:span text:style-name="T1">idem</text:span>| |<text:span text:style-name="Source_Text">ṣadafa</text:span> صَدَفَة|oyster|צִדְפָּה|ṣidpā|<text:span text:style-name="T1">idem</text:span>| |<text:span text:style-name="Source_Text">ṣidq</text:span> صِدْق|truth, sincerity, veracity|צֶדֶק|ṣedeq|righteousness, justice| |<text:span text:style-name="Source_Text">ṣadaqa</text:span> صَدَقَة|almsgiving|צְדָקָה|ṣǝdāqā|charity| |<text:span text:style-name="Source_Text">ṣarḥ</text:span> صَرْح|castle, palace, tower|צְרִיחַ|ṣǝrīaḥ|tower; castle (chess)| |<text:span text:style-name="Source_Text">ṣaraxa</text:span> صَرَخَ|to cry, yell, scream|צָרַח|ṣāraḥ|to cry, to shout| |<text:span text:style-name="Source_Text">ṣarṣār</text:span> صَرْصَار|cricket|צַרְצוּר|ṣarṣūr|<text:span text:style-name="T1">idem</text:span>| |<text:span text:style-name="Source_Text">ṣarṣara</text:span> صَرْصَرَ|to chirp|צִרְצֵר|ṣirṣēr|<text:span text:style-name="T1">idem</text:span>| |<text:span text:style-name="Source_Text">ṣaʕaq</text:span> صَعَق|thunder, peal of thunder|צָעַק|ṣāʕaq|to scream, to shout| |<text:span text:style-name="Source_Text">ṣaǧīr</text:span> صَغِير|small|צָעִיר|ṣāʕīr|young| |<text:span text:style-name="Source_Text">ṣafara</text:span> صَفَرَ|to whistle|צָפַר|ṣāfar|<text:span text:style-name="T1">idem</text:span>| |<text:span text:style-name="Source_Text">ṣafṣāfa</text:span> صَفْصَافَة|willow (tree)|צַפְצָפָה|ṣafṣāfā|willow, poplar (tree)| |<text:span text:style-name="Source_Text">ṣalaḥa</text:span> صَلَحَ|to be right, well, to thrive, be suitable, valid|צָלַח|ṣālaḥ|to be fit for, to be successful, to prosper| |<text:span text:style-name="Source_Text">ṣalṣal</text:span> صَلْصَلْ|to ring, clang, rattle|צִלְצֵל|ṣilṣēl|to ring| |<text:span text:style-name="Source_Text">ṣalaā</text:span> صَلَى|to roast, broil, fry|צָלָה|ṣālā|to grill, broil| |<text:span text:style-name="Source_Text">ṣallaā</text:span> صَلَّى|to pray|צִלָּה|ṣillā|to pray for| |<text:span text:style-name="Source_Text">ṣalīb</text:span> صَلِيب|cross (n.)|צְלָב|ṣǝlāv|<text:span text:style-name="T1">idem</text:span>| |<text:span text:style-name="Source_Text">ṣalīl</text:span> صَلِيل|clink, jingle, rattle|צְלִיל|ṣǝlīl|ring, sound, tone| |<text:span text:style-name="Source_Text">ṣamǧ</text:span> صَمْغ|gum, resin|צֶמֶג|ṣemeg|gum, rubber| |<text:span text:style-name="Source_Text">ṣahala</text:span> صَهَلَ|to neigh|צָהַל|ṣāhal|to neigh; to cry for joy| |<text:span text:style-name="Source_Text">ṣawwara</text:span> صَوَّرَ|to paint, draw|צִיֵּר|ṣiyyēr|to draw, paint| |<text:span text:style-name="Source_Text">ṣūra</text:span> صُورَة|form, shape|צוּרָה|ṣūrā|<text:span text:style-name="T1">idem</text:span>| |<text:span text:style-name="Source_Text">ṣayyād</text:span> صَيَّاد|hunter, fisher|צַיָּד|ṣayyād|hunter, sportsman| |<text:span text:style-name="Source_Text">ḍaʔn</text:span> ضَأْن|sheep|צֹאן|ṣọʔn|<text:span text:style-name="T1">idem</text:span>| |<text:span text:style-name="Source_Text">ḍāqa</text:span> ضَاقَ|to oppress|הֵצִיק|hēṣīq|<text:span text:style-name="T1">idem</text:span>| |<text:span text:style-name="Source_Text">ḍabb</text:span> ضَبّ|lizard|צָב|ṣāv|turtle, lizard| |<text:span text:style-name="Source_Text">ḍabaṭa</text:span> ضَبَطَ|to seize|צָבַט|ṣāvaṭ|<text:span text:style-name="T1">idem</text:span>| |<text:span text:style-name="Source_Text">ḍabʕ</text:span> ضَبْع|hyena|צָבוֹעַ|ṣāvōaʕ|<text:span text:style-name="T1">idem</text:span>| |<text:span text:style-name="Source_Text">ḍaḥika</text:span> ضَحِكَ|to laugh|צָחַק|ṣāḥaq|<text:span text:style-name="T1">idem</text:span>| |<text:span text:style-name="Source_Text">ḍarra</text:span> ضَرَّ|to harm|צָר|ṣār|to besiege| |<text:span text:style-name="Source_Text">ḍarrāʔ</text:span> ضَرَّاء|distress (n.)|צַר|ṣar|<text:span text:style-name="T1">idem</text:span>| |<text:span text:style-name="Source_Text">ḍaarra</text:span> ضََرَّة|additional wife|צָרָה|ṣārā|rival wife| |<text:span text:style-name="Source_Text">ḍffa</text:span> ضفَّة|crowd, throng (n.)|צָפוּף|ṣāfūf|crowded| |<text:span text:style-name="Source_Text">ḍifḍiʕ</text:span> ضِفْضِع|frog|צְפַרְדֵּעַ|ṣǝfardēaʕ|<text:span text:style-name="T1">idem</text:span>| |<text:span text:style-name="Source_Text">ḍilʕ</text:span> ضِلْع|rib, side|צֵלָע|ṣēlāʕ|<text:span text:style-name="T1">idem</text:span>| |<text:span text:style-name="Source_Text">ṭabaxa</text:span> طَبَخَ|to cook|טָבַח|ṭāvaḥ|to cook | |<text:span text:style-name="Source_Text">ṭibaʕa</text:span> طِبَعَة|printing, stamping|טִבּוּעַ|ṭibbūaʕ|coining| |<text:span text:style-name="Source_Text">ṭabīʕa</text:span> طَبِيعَة|nature|טֶבַע|ṭevaʕ|<text:span text:style-name="T1">idem</text:span>| |<text:span text:style-name="Source_Text">ṭiḥāl</text:span> طِحَال|spleen|טְחוֹל|ṭǝḥōl|<text:span text:style-name="T1">idem</text:span>| |<text:span text:style-name="Source_Text">aaṭaḥan</text:span> ََطَحَن|to grind, mill, crush, wear down|טָחַן|ṭāḥan|to mill, grind, pulverize, chew| |<text:span text:style-name="Source_Text">ṭariāʔ</text:span> طَرِىء|fresh (fruits, vegetables)|טָרִי|ṭārī|fresh, new| |<text:span text:style-name="Source_Text">ṭaʕama</text:span> طَعَمَ|to taste|טָעַם|ṭāʕam|<text:span text:style-name="T1">idem</text:span>| |<text:span text:style-name="Source_Text">ṭaʕīm</text:span> طَعِيم|tasty|טָעִים|ṭāʕīm|<text:span text:style-name="T1">idem</text:span>| |<text:span text:style-name="Source_Text">ṭaǧaā</text:span> طَغَى|to exceed proper bounds|טָעָה|ṭāʕā|to err, go astray| |<text:span text:style-name="Source_Text">ṭifl</text:span> طِفْل|baby, child|טֶפֶל|ṭefel|baby| |<text:span text:style-name="Source_Text">ṭafla</text:span> طَفْلَة|potter’s clay|טְפֹלֶת|ṭǝfọlet|putty| |<text:span text:style-name="Source_Text">ṭafiāʔa</text:span> طَفِىءَ|to be extinguišed (light, fire)|מַטְפֶּה|maṭpeh|fire extinguišer| |<text:span text:style-name="Source_Text">ṭall</text:span> طَلّ|dew, fine rain, drizzle|טַל|ṭal|dew| |<text:span text:style-name="Source_Text">ṭahāra</text:span> طَهَارَة|cleanliness, purity|טָהֳרָה|ṭāhŏrā|cleanliness, purification| |<text:span text:style-name="Source_Text">ṭayyib</text:span> طَيِّب|good|טוֹב|ṭōv|<text:span text:style-name="T1">idem</text:span>| |<text:span text:style-name="Source_Text">ṭīn</text:span> طِين|clay, mud|טִין|ṭīn|mud, clay| |<text:span text:style-name="Source_Text">ð̣aby</text:span> ظَبْي|gazelle|צְבִי|ṣǝvī|<text:span text:style-name="T1">idem</text:span>| |<text:span text:style-name="Source_Text">ð̣irr</text:span> ظِرّ|flint|צוֹר|ṣōr|<text:span text:style-name="T1">idem</text:span>| |<text:span text:style-name="Source_Text">ð̣ufur</text:span> ظُفُر|fingernail|צִפּוֹרֶן|ṣippōren|<text:span text:style-name="T1">idem</text:span>| |<text:span text:style-name="Source_Text">ð̣ill</text:span> ظِلّ|shadow, shade|צֵל|ṣēl|<text:span text:style-name="T1">idem</text:span>| |<text:span text:style-name="Source_Text">ð̣al-aʕa</text:span> ظَلَعَ|to limp|צָלַע|ṣālaʕ|<text:span text:style-name="T1">idem</text:span>| |<text:span text:style-name="Source_Text">ð̣amiʔa</text:span> ظَمِأَ|to be thirsty|צָמֵא|ṣāmēʔ|<text:span text:style-name="T1">idem</text:span>| |<text:span text:style-name="Source_Text">ð̣uhr</text:span> ظُهْر|noon|צָהֳרַיִם|ṣāhŏrayim|<text:span text:style-name="T1">idem</text:span>| |<text:span text:style-name="Source_Text">ʕābir</text:span> عَابِر|bygone, past, elapsed time|עָבָר|ʕāvār|the past, past tense| |<text:span text:style-name="Source_Text">ʕālam</text:span> عَالَم|world|עוֹלָם|ʕōlām|<text:span text:style-name="T1">idem</text:span>| |<text:span text:style-name="Source_Text">ʕibāda</text:span> عِبَادَة|worship|עֲבוֹדָה|ʕăvōdā|worship, work| |<text:span text:style-name="Source_Text">ʕabd</text:span> عَبْد|slave, servant|עֶבֶד|ʕeved|<text:span text:style-name="T1">idem</text:span>| |<text:span text:style-name="Source_Text">ʕabara</text:span> عَبَرَ|to pass, to pass away|עָבַר|ʕāvar|<text:span text:style-name="T1">idem</text:span>| |<text:span text:style-name="Source_Text">ʕatīq</text:span> عَتِيق|ancient|עַתִּיק|ʕattīq|<text:span text:style-name="T1">idem</text:span>| |<text:span text:style-name="Source_Text">ʕuθθ</text:span> عُثّ|moth|עָשׁ|ʕāš|<text:span text:style-name="T1">idem</text:span>| |<text:span text:style-name="Source_Text">ʕijl</text:span> عِجْل|calf (animal)|עֵגֶל|ʕēgel|<text:span text:style-name="T1">idem</text:span>| |<text:span text:style-name="Source_Text">ʕajala</text:span> عَجَلَة|wheel|עֲגָלָה|ʕăgālā|wagon| |<text:span text:style-name="Source_Text">ʕadasa</text:span> عَدَسَة|lentil|עֲדָשָׁה|ʕădāšā|<text:span text:style-name="T1">idem</text:span>| |<text:span text:style-name="Source_Text">ʕurf</text:span> عُرْف|crest, comb (rooster), mane (horse)|עֹרֶף|ʕọref|neck, nape | |<text:span text:style-name="Source_Text">ʕirq</text:span> عِرْق|vein|עוֹרַק|ʕōraq|<text:span text:style-name="T1">idem</text:span>| |<text:span text:style-name="Source_Text">ʕurqūb</text:span> عُرْقُوب|Achilles’ tendon, hamstring|עַרְקוּב|ʕarqūv|knee joint| |<text:span text:style-name="Source_Text">ʕizz</text:span> عِزّ|strength|עוֹז|ʕōz|<text:span text:style-name="T1">idem</text:span>| |<text:span text:style-name="Source_Text">ʕušb</text:span> عُشْب|grass, herbage, plants, pasture|עֵשֶׂב|ʕēśev|herb, herbage, grass| |<text:span text:style-name="Source_Text">ʕašara</text:span> عَشَرَة|ten|עֲשָׂרָה|ʕăśārā|<text:span text:style-name="T1">idem</text:span>| |<text:span text:style-name="Source_Text">ʕaṣā</text:span> عَصَا|stick, staff, cane, baton, wand|עֵץ|ʕēṣ|tree, wood, timber| |<text:span text:style-name="Source_Text">ʕaṣab</text:span> عَصَب|nerve|עָצָב|ʕāṣāv|<text:span text:style-name="T1">idem</text:span>| |<text:span text:style-name="Source_Text">ʕiḍḍ</text:span> عِضّ|small prickly shrubs, brambles|עֵץ|ʕēṣ|tree, wood, timber| |<text:span text:style-name="Source_Text">ʕað̣m</text:span> عَظْم|bone|עֶצֶם|ʕeṣem|<text:span text:style-name="T1">idem</text:span>| |<text:span text:style-name="Source_Text">ʕað̣īm</text:span> عَظِيم|great, strong, powerful|עָצוּם|ʕāṣūm|strong, powerful| |<text:span text:style-name="Source_Text">ʕafar</text:span> عَفَر|dust (n.)|עָפָר|ʕāfār|<text:span text:style-name="T1">idem</text:span>| |<text:span text:style-name="Source_Text">ʕaqd</text:span> عَقْد|knotting, tying|עֵקֶד|ʕēqed|binding| |<text:span text:style-name="Source_Text">ʕaqara</text:span> عَقَرَ|to be barren, sterile, childless|עָקָר|ʕāqār|barren, sterile, childless| |<text:span text:style-name="Source_Text">ʕaqrab</text:span> عَقْرَب|scorpion|עַקְרָב|ʕaqrāv|<text:span text:style-name="T1">idem</text:span>| |<text:span text:style-name="Source_Text">ʕilla</text:span> عِلَّة|cause, occasion, pretext|עִלָּה|ʕillā|cause, pretext, occasion| |<text:span text:style-name="Source_Text">ʕalaqa</text:span> عَلَقَة|leech|עֲלוּקָה|ʕălūqā|<text:span text:style-name="T1">idem</text:span>| |<text:span text:style-name="Source_Text">ʕalaā</text:span> عَلَى|on|עַל|ʕal|<text:span text:style-name="T1">idem</text:span>| |<text:span text:style-name="Source_Text">ʕilyūn</text:span> عِلْيُون|highest|עֶלְיוֹן|ʕelyōn|<text:span text:style-name="T1">idem</text:span>| |<text:span text:style-name="Source_Text">ʕamal</text:span> عَمَل|work, labor|עָמָל|ʕāmāl|<text:span text:style-name="T1">idem</text:span>| |<text:span text:style-name="Source_Text">ʕamūd</text:span> عَمُود|column|עַמּוּד|ʕammūd|<text:span text:style-name="T1">idem</text:span>| |<text:span text:style-name="Source_Text">ʕamīq</text:span> عَمِيق|deep, profound|עַמוֹק|ʕamōq|<text:span text:style-name="T1">idem</text:span>| |<text:span text:style-name="Source_Text">ʕinab</text:span> عِنَب|grape(s)|עֵנָב|ʕēnāv|grape| |<text:span text:style-name="Source_Text">ʕanza</text:span> عَنْزَة|goat|עֵז|ʕēz|<text:span text:style-name="T1">idem</text:span>| |<text:span text:style-name="Source_Text">ʕunuq</text:span> عُنُق|neck|עַנָק|ʕanāq|necklace| |<text:span text:style-name="Source_Text">ʕawira</text:span> عَوِرَ|to lose an eye|עִוֵּר|ʕiwwēr|to blind| |<text:span text:style-name="Source_Text">ʕayn</text:span> عَين|eye, spring (water)|עַיִן|ʕayin|<text:span text:style-name="T1">idem</text:span>| |<text:span text:style-name="Source_Text">ǧābir</text:span> غَابِر|past, the past|עָבָר|ʕāvār|past, past tense| |<text:span text:style-name="Source_Text">ǧurāb</text:span> غُرَاب|raven|עוֹרֵב|ʕōrēv|<text:span text:style-name="T1">idem</text:span>| |<text:span text:style-name="Source_Text">ǧurla</text:span> غُرْلَة|foreskin|עָרְלָה|ʕārǝlā|<text:span text:style-name="T1">idem</text:span>| |<text:span text:style-name="Source_Text">ǧurūb</text:span> غُرُوب|setting (of the sun)|עֶרֶב|ʕerev|evening| |<text:span text:style-name="Source_Text">ǧaḍaba</text:span> غَضَبَ|to be angry|עָצַב|ʕāṣav|to hurt, grieve| |<text:span text:style-name="Source_Text">ǧammaḍa</text:span> غَمَّضَ|to close one’s eyes|עָמַץ|ʕāmaṣ|to close (the eyes, esp. of a dead person)| |<text:span text:style-name="Source_Text">fāris</text:span> فَارِس|horseman|פָּרַשׁ|pāraš|<text:span text:style-name="T1">idem</text:span>| |<text:span text:style-name="Source_Text">fataḥa</text:span> فَتَحَ|to open|פָּתַח|pātaḥ|<text:span text:style-name="T1">idem</text:span>| |<text:span text:style-name="Source_Text">fataqa</text:span> فَتَقَ|to rip open, slaš|פָּתַק|pātaq|to cleave, split; to open (a dam)| |<text:span text:style-name="Source_Text">fatala</text:span> فَتَلَ|to twist|פָּתַל|pātal|<text:span text:style-name="T1">idem</text:span>| |<text:span text:style-name="Source_Text">fatīla</text:span> فَتِيلَة|wick|פְּתִילָה|pǝtīlā|<text:span text:style-name="T1">idem</text:span>| |<text:span text:style-name="Source_Text">fijj</text:span> فِجّ|unripe fruit|פַּג|pag|unripe fig, premature baby| |<text:span text:style-name="Source_Text">fajaʕa</text:span> فَجَعَ|to afflict, to inflict|פָּגַע|pāgaʕ|to attack, strike| |<text:span text:style-name="Source_Text">faḥḥa</text:span> فَحَّ|to hiss (snake), to whistle (storm, bullet)|פָּח|pāḥ|to breathe, blow| |<text:span text:style-name="Source_Text">faḥm</text:span> فَحْم|coal|פֶּחָם|peḥām|<text:span text:style-name="T1">idem</text:span>| |<text:span text:style-name="Source_Text">faxx</text:span> فَخّ|trap, snare (n.)|פַּח|paḥ|<text:span text:style-name="T1">idem</text:span>| |<text:span text:style-name="Source_Text">fadaā</text:span> فَدَى|to redeem, ransom|פָּדָה|pādā|to ransom, redeem| |<text:span text:style-name="Source_Text">faraʔ</text:span> فَرَأْ|wild ass|פֶּרֶא|pereʔ|<text:span text:style-name="T1">idem</text:span>| |<text:span text:style-name="Source_Text">farraxa</text:span> فَرَّخَ|to hatch, germinate, sprout|פָּרַח|pāraḥ|to bud, to blossom, to flower| |<text:span text:style-name="Source_Text">farx</text:span> فَرْخ|young bird|אֶפְרוֹחַ|ʔefrōaḥ|chick| |<text:span text:style-name="Source_Text">firdaws</text:span> فِرْدَوْس|Paradise|פַּרְדֵּס|pardēs|park, orchard| |<text:span text:style-name="Source_Text">faraša</text:span> فَرَشَ|to spread, pread out|פָּרַשׂ|pāraś|to spread, spread out| |<text:span text:style-name="Source_Text">faraqa</text:span> فَرَقَ|to sever|פֵּרַק|pēraq|<text:span text:style-name="T1">idem</text:span>| |<text:span text:style-name="Source_Text">firqa</text:span> فِرْقَة|division, unit, band|פִּרְקָה|pirqā|division (military)| |<text:span text:style-name="Source_Text">furrūj</text:span> فُرُّوج|chick|פָּרְגִּית|pārǝgīt|chicken| |<text:span text:style-name="Source_Text">fassax</text:span> فَسَّخ|to tear to pieces|פִּשָּׁח|piššāḥ|to tear in pieces| |<text:span text:style-name="Source_Text">fasl</text:span> فَسْل|low, despicable, deceitful|פָּסוּל|pāsūl|disqualified, unfit, defective| |<text:span text:style-name="Source_Text">fašā</text:span> فَشَا|to spread out|פָשָׁה|pāšā|<text:span text:style-name="T1">idem</text:span>| |<text:span text:style-name="Source_Text">fuṭr</text:span> فُطْر|fungi, mushrooms|פִּטְרִיוֹת|piṭrīōt|<text:span text:style-name="T1">idem</text:span>| |<text:span text:style-name="Source_Text">faʕala</text:span> فَعَلَ|to do,  act|פָּעַל|pāʕal|to do, make, act| |<text:span text:style-name="Source_Text">fallaḥ</text:span> فَلّاح|farmer, peasant|פַּלָּח|pallāḥ|<text:span text:style-name="T1">idem</text:span>| |<text:span text:style-name="Source_Text">fulān</text:span> فُلَان|a certain so-and-so|פְּלוֹנִי|pǝlōnī|<text:span text:style-name="T1">idem</text:span>| |<text:span text:style-name="Source_Text">falata</text:span> فَلَتَ|to escape, be liberated|פָּלַט|pālaṭ|to escape, be saved| |<text:span text:style-name="Source_Text">falaja</text:span> فَلَجَ|to split, divide|פִּלֵּג|pillēg|<text:span text:style-name="T1">idem</text:span>| |<text:span text:style-name="Source_Text">fulful، filfil</text:span> فُلْفُل، فِلْفِل|pepper|פִּלְפֵּל|pilpēl|<text:span text:style-name="T1">idem</text:span>| |<text:span text:style-name="Source_Text">fam</text:span> فَمْ|mouth|פֶּה|peh|<text:span text:style-name="T1">idem</text:span>| |<text:span text:style-name="Source_Text">fūl</text:span> فُول|beans (coll.)|פּוֹל|pōl|bean| |<text:span text:style-name="Source_Text">fūha</text:span> فُوهَة|hole, orifice; mouth (bottle, hose, drain)|פֶּה|peh|mouth; opening, orifice| |<text:span text:style-name="Source_Text">fayyāḥ</text:span> فَيَّاح|heavy-scented, strong-smelling|פִּיחָה|pīḥā|breaking wind; stench| |<text:span text:style-name="Source_Text">fīl</text:span> فِيل|elephant|פִּיל|pīl|<text:span text:style-name="T1">idem</text:span>| |<text:span text:style-name="Source_Text">qāʔa</text:span> قَاءَ|to vomit |קָא|qāʔ|<text:span text:style-name="T1">idem</text:span>| |<text:span text:style-name="Source_Text">qāma</text:span> قَامَ|to get up, stand up, rise|קָם|qām|to rise, to stand up| |<text:span text:style-name="Source_Text">qabā</text:span> قَبَا|to make vaulted|קָבַב|qāvav| to make vaulted| |<text:span text:style-name="Source_Text">qibāḍa</text:span> قِبَاضَة|raising, collecting  (funds, taxes)|קִבֵּץ|qibbēṣ|to beg, to collect| |<text:span text:style-name="Source_Text">qabr</text:span> قَبْر|tomb, grave|קֶבֶר|qever|<text:span text:style-name="T1">idem</text:span>| |<text:span text:style-name="Source_Text">qubbaʕa</text:span> قُبَّعَة|hat, cap|קוֹבַע|qōvaʕ|<text:span text:style-name="T1">idem</text:span>| |<text:span text:style-name="Source_Text">qabqāb</text:span> قَبْقَاب|clog (shoe)|קַבְקַב|qavqav|<text:span text:style-name="T1">idem</text:span>| |<text:span text:style-name="Source_Text">qabila</text:span> قَبِلَ|accept, agree|קִבֵּל|qibbēl|to receive, accept| |<text:span text:style-name="Source_Text">qatala</text:span> قَتَلَ|to kill, slay, murder|קָטַל|qāṭal|to slay, kill| |<text:span text:style-name="Source_Text">qiθθāʔ</text:span> قِثَّاء|cucumber|קִשּׁוּא|qiššūʔ|<text:span text:style-name="T1">idem</text:span>| |<text:span text:style-name="Source_Text">qaddāḥ</text:span> قَدَّاح|flint, lighter|קָדַח|qādaḥ|to kindle| |<text:span text:style-name="Source_Text">qadaḥa</text:span> قَدَحَ|to bore, pierce|קָדַח|qādaḥ|to bore, perforate| |<text:span text:style-name="Source_Text">qidra</text:span> قِدْرَة|pot, jug|קְדֵרָה|qǝdērā|pot| |<text:span text:style-name="Source_Text">qadusa</text:span> قَدُسَ|to be holy|קָדַשׁ|qādaš|<text:span text:style-name="T1">idem</text:span>| |<text:span text:style-name="Source_Text">qadama</text:span> قَدَمَ|to precede|קָדַם|qādam|to be before, to be in front| |<text:span text:style-name="Source_Text">qadīm</text:span> قَدِيم|old, ancient|קָדוּם|qādūm|ancient, primordial| |<text:span text:style-name="Source_Text">qaraʔa</text:span> قَرَأَ|to read|קָרָא|qārāʔ|<text:span text:style-name="T1">idem</text:span>| |<text:span text:style-name="Source_Text">qurbān</text:span> قُرْبَان|sacrifice, offering|קָרְבָּן|qārǝvān|<text:span text:style-name="T1">idem</text:span>| |<text:span text:style-name="Source_Text">qarqara</text:span> قَرْقَرَ|to rumble, rattle, crackle, gurgle, coo, growl|קִרְקָר|qirqār|to quack, cackle, croak| |<text:span text:style-name="Source_Text">qarn</text:span> قَرْن|horn|קֶרֶן|qeren|<text:span text:style-name="T1">idem</text:span>| |<text:span text:style-name="Source_Text">qarīb</text:span> قَرِيب|near (adj.)|קָרוֹב|qārōv|<text:span text:style-name="T1">idem</text:span>| |<text:span text:style-name="Source_Text">qarya</text:span> قَرْيَة|village|קִרְיָה|qiryā|town| |<text:span text:style-name="Source_Text">qasī</text:span> قَسِي|hard, solid, firm|קָשֶׁה|qāšeh| hard, difficult| |<text:span text:style-name="Source_Text">qašš</text:span> قَشّ|straw (grass)|קַשׁ|qaš|<text:span text:style-name="T1">idem</text:span>| |<text:span text:style-name="Source_Text">qaṣṣ</text:span> قَصّ|to cut, clip, šear, trim|קָצַץ|qāṣaṣ|to sever, fell; chop, mince| |<text:span text:style-name="Source_Text">qaṣṣāb</text:span> قَصَّاب|butcher|קַצָּב|qaṣṣāv|<text:span text:style-name="T1">idem</text:span>| |<text:span text:style-name="Source_Text">qaṣaba</text:span> قَصَبَ|to cut up (carcass)|קָצַב|qāṣav|to cut off| |<text:span text:style-name="Source_Text">qaṣura</text:span> قَصُرَ|to be short, insufficient|קָצַר|qāṣar|<text:span text:style-name="T1">idem</text:span>| |<text:span text:style-name="Source_Text">qiṭār</text:span> قِطَار|train, railway|קַטָּר|qaṭṭār|locomotive, steam engine | |<text:span text:style-name="Source_Text">quṭb</text:span> قُطْب|pole (ie north)|קֹטֶב|qọṭev|<text:span text:style-name="T1">idem</text:span>| |<text:span text:style-name="Source_Text">quṭr</text:span> قُطْر|diameter, diagonal, caliber|קֹטֶר|qọṭer|<text:span text:style-name="T1">idem</text:span>| |<text:span text:style-name="Source_Text">qaṭaʕa</text:span> قَطَعَ|to cut, cut off, sever, break, interrupt|קָטַע|qāṭaʕ|to cut off, amputate, mutilate| |<text:span text:style-name="Source_Text">qiṭʕa</text:span> قِطْعَة|piece, fragment, segment|קֶטַע|qeṭaʕ|<text:span text:style-name="T1">idem</text:span>| |<text:span text:style-name="Source_Text">qaṭafa</text:span> قَطَفَ|pick, (flowers, fruit), gather, harvest|קָטַף|qāṭaf|to pick, (flowers, fruit) pluck| |<text:span text:style-name="Source_Text">qaṭīfa</text:span> قَطِيفَة|velvet|קְטִיפָה|qǝṭīfā|<text:span text:style-name="T1">idem</text:span>| |<text:span text:style-name="Source_Text">qafaza</text:span> قَفَزَ|to jump|קָפַץ|qāfaṣ|<text:span text:style-name="T1">idem</text:span>| |<text:span text:style-name="Source_Text">qulafa</text:span> قُلافَة|bark, rind (tree)|קְלִפָּה|qǝlippā|skin, peel, rind, husk| |<text:span text:style-name="Source_Text">qalīl</text:span> قَلِيل|light, small, a little|קָלִיל|qālīl|very light, little| |<text:span text:style-name="Source_Text">qamḥ</text:span> قَمْح|wheat|קֶמַח|qemaḥ|flour| |<text:span text:style-name="Source_Text">qumqum</text:span> قُمْقُم|flagon|קֻמְקוּם|qumqūm|kettle, teapot| |<text:span text:style-name="Source_Text">qanā</text:span> قَنَا|to acquire, possess|קָנָה|qānā|to purchase, acquire, possess| |<text:span text:style-name="Source_Text">qunfuð</text:span> قُنْفُذ|hedgehog|קִפּוֹד|qippōd|<text:span text:style-name="T1">idem</text:span>| |<text:span text:style-name="Source_Text">qawl</text:span> قَوْل|speech, utterance|קוֹל|qōl|voice| |<text:span text:style-name="Source_Text">qayð̣</text:span> قَيْظ|summer heat|קַיִץ|qayiṣ|summer| |<text:span text:style-name="Source_Text">qayna</text:span> قَينَة|femle singer|קִינָה|qīnā|elegy, dirge| |<text:span text:style-name="Source_Text">ka</text:span> كَ|as, like|כְּ|kǝ|<text:span text:style-name="T1">idem</text:span>| |<text:span text:style-name="Source_Text">kaʔb</text:span> كَأْب|sorrow, grief, depression|כְּאֵב|kǝʔēv|pain, ache| |<text:span text:style-name="Source_Text">kaʔs</text:span> كَأْس|cup|כּוֹס|kōs|<text:span text:style-name="T1">idem</text:span>| |<text:span text:style-name="Source_Text">kāhin</text:span> كَاهِن|priest|כֹּהֵן|kọhēn|<text:span text:style-name="T1">idem</text:span>| |<text:span text:style-name="Source_Text">kabid</text:span> كَبِد|liver|כָּבֵד|kāvēd|<text:span text:style-name="T1">idem</text:span>| |<text:span text:style-name="Source_Text">kabasa</text:span> كَبَسَ|to press; to attack, raid|כָּבַשׁ|kāvaš|to press; to subdue| |<text:span text:style-name="Source_Text">kabš</text:span> كَبْش|ram (animal)|כֶּבֶשׂ|keveś|lamb| |<text:span text:style-name="Source_Text">kabl</text:span> كَبْل|chain, shackle, fetter|כֶּבֶל|kevel|fetter, shackle, chain| |<text:span text:style-name="Source_Text">kabīr</text:span> كَبِير|large, great|כָּבִּיר|kābbīr|mighty, much, great| |<text:span text:style-name="Source_Text">kttan</text:span> كتّان|flax, linen|כִִּתָּן|kiittān|flax| |<text:span text:style-name="Source_Text">kataba</text:span> كَتَبَ|to write|כָּתַב|kātav|<text:span text:style-name="T1">idem</text:span>| |<text:span text:style-name="Source_Text">kitf</text:span> كِتْف|shoulder|כָּתֵף|kātēf|<text:span text:style-name="T1">idem</text:span>| |<text:span text:style-name="Source_Text">kuḥliyy</text:span> كُحْلِيّ|dark blue, navy blue|כָּחוֹל|kāḥōl|blue| |<text:span text:style-name="Source_Text">karrāθ</text:span> كَرَّاث|leek|כְּרֵשָׁה|kǝrēšā|<text:span text:style-name="T1">idem</text:span>| |<text:span text:style-name="Source_Text">kurāʕ</text:span> كُرَاع|foot, leg|כֶּרַע|keraʕ|leg, knee| |<text:span text:style-name="Source_Text">kirbās</text:span> كِرْبَاس|a white cotton fabric|כַּרְפַּס|karpas|fine cotton or linen| |<text:span text:style-name="Source_Text">kursī</text:span> كُرْسِي|chair|כֻּרְסָה, כִּסֵּא|kursāh, kissēʔ|armchair, chair| |<text:span text:style-name="Source_Text">kirš </text:span> كِرْش |stomach, paunch, belly|כֶּרֶס|keres|abdomen, belly| |<text:span text:style-name="Source_Text">karafs</text:span> كَرَفْس|celery|כַּרְפַּס|karpas|parsley| |<text:span text:style-name="Source_Text">karm</text:span> كَرْم|grapevine, vineyard|כֶּרֶם|kerem|vineyard; grove| |<text:span text:style-name="Source_Text">karūb</text:span> كَرُوب|cherub|כְּרוּב|kǝrūv|<text:span text:style-name="T1">idem</text:span>| |<text:span text:style-name="Source_Text">kasā</text:span> كَسَا|to clothe, cover|כָּסַה|kāsah|to cover, to conceal| |<text:span text:style-name="Source_Text">kaslān</text:span> كَسْلَان|lazy, sluggish|כִּשָׁלוֹן|kišālōn|stumbling, failure, weakness| |<text:span text:style-name="Source_Text">kaslān</text:span> كَسْلَان|lazy, sluggiš|כָּסַל|kāsal|to be stupid| |<text:span text:style-name="Source_Text">kaʕk</text:span> كَعْك|cake, pastry|כַּעַךְ|kaʕak|ring-shaped cake| |<text:span text:style-name="Source_Text">kaff</text:span> كَفّ|palm (of hand)|כַּף|kaf|<text:span text:style-name="T1">idem</text:span>| |<text:span text:style-name="Source_Text">kafr</text:span> كَفْر| village|כְּפָר|kǝfār|village| |<text:span text:style-name="Source_Text">kull</text:span> كُلّ|all|כֹּל|kọl|<text:span text:style-name="T1">idem</text:span>| |<text:span text:style-name="Source_Text">kalaʔa</text:span> كَلَأَ|to guard, watch|כְּלוּא|kǝlūʔ|prison| |<text:span text:style-name="Source_Text">kilā</text:span> كِلَا|both|כִּלְאַיִם|kilʔayim|hybrid| |<text:span text:style-name="Source_Text">kalb</text:span> كَلْب|dog|כֶּלֶב|kelev|<text:span text:style-name="T1">idem</text:span>| |<text:span text:style-name="Source_Text">kulya</text:span> كُلْيَة|kidney|כִּליָה|kilyā|<text:span text:style-name="T1">idem</text:span>| |<text:span text:style-name="Source_Text">kam</text:span> كَم|how much? how many?|כָּמָּה|kāmmā|<text:span text:style-name="T1">idem</text:span>| |<text:span text:style-name="Source_Text">kamʔ</text:span> كَمْء|truffle|כְּמֵהָה|kǝmēhā|<text:span text:style-name="T1">idem</text:span>| |<text:span text:style-name="Source_Text">kanaf</text:span> كَنَف|wing|כָּנָף|kānāf|<text:span text:style-name="T1">idem</text:span>| |<text:span text:style-name="Source_Text">kunya</text:span> كُنْيَة|surname, nickname |כִּנּוּי|kinnūy|surname, nickname| |<text:span text:style-name="Source_Text">kanīsa</text:span> كَنِيسَة|church, synagogue|כְּנֶסֶת|kǝneset|gathering, assembly| |<text:span text:style-name="Source_Text">kuwāra</text:span> كُوَارَة|beehive|כָּוֶּרֶת|kāwweret|<text:span text:style-name="T1">idem</text:span>| |<text:span text:style-name="Source_Text">kawkab</text:span> كَوْكَب|star|כּוֹכָב|kōkāv|<text:span text:style-name="T1">idem</text:span>| |<text:span text:style-name="Source_Text">kay</text:span> كَي|that, in order that|כִּי|kī|that, because| |<text:span text:style-name="Source_Text">kīs</text:span> كِيْس|sack, bag, pouch, purse|כִּיס|kīs|pocket, purse| |<text:span text:style-name="Source_Text">kayf</text:span> كَيْف|delight, high spirits|כֵּיף|kêf|fun| |<text:span text:style-name="Source_Text">lā</text:span> لَا|no|לֹא|lọʔ|<text:span text:style-name="T1">idem</text:span>| |<text:span text:style-name="Source_Text">lubb</text:span> لُبّ|core, essence; heart|לֵב|lēv|heart, center| |<text:span text:style-name="Source_Text">libd</text:span> لِبْد|felt (material)|לֶבֶד|leved|<text:span text:style-name="T1">idem</text:span>| |<text:span text:style-name="Source_Text">labisa</text:span> لَبِسَ|to put on, wear, dress in|לָבַשׁ|lāvaš|<text:span text:style-name="T1">idem</text:span>| |<text:span text:style-name="Source_Text">laban</text:span> لَبَن|milk, sour milk|לָבָן|lāvān|white| |<text:span text:style-name="Source_Text">labbana</text:span> لَبَّنَ|to make bricks|לָבַן|lāvan|<text:span text:style-name="T1">idem</text:span>| |<text:span text:style-name="Source_Text">labwa</text:span> لَبْوَة|lioness|לְבִיאָה|lǝvīʔā|<text:span text:style-name="T1">idem</text:span>| |<text:span text:style-name="Source_Text">lḥḥm</text:span> لحّم|to solder|הִחְלִים|hiḥlīm|<text:span text:style-name="T1">idem</text:span>| |<text:span text:style-name="Source_Text">laḥm</text:span> لَحْم|meat|לֶחֶם|leḥem|bread| |<text:span text:style-name="Source_Text">lḥn</text:span> لحْن|melody, tune|לַחַן|laḥan|<text:span text:style-name="T1">idem</text:span>| |<text:span text:style-name="Source_Text">lḥy</text:span> لحْي|jawbone|לְחִי|lǝḥī|jaw, cheek| |<text:span text:style-name="Source_Text">lisān</text:span> لِسَان|tongue|לָשׁוֹן|lāšōn|<text:span text:style-name="T1">idem</text:span>| |<text:span text:style-name="Source_Text">laṭafa</text:span> لَطَفَ|to be kind and friendly|לִטֵּף|liṭṭēf|to pet, caress, fondle| |<text:span text:style-name="Source_Text">laʕiba</text:span> لَعِبَ|to play, jest|לָעַב|lāʕav|to mock| |<text:span text:style-name="Source_Text">luǧa</text:span> لُغَة|language|לֹעַ|lọaʕ|throat; muzzle, maw| |<text:span text:style-name="Source_Text">lift</text:span> لِفْت|turnip|לֶפֶת|lefet|turnip, beet| |<text:span text:style-name="Source_Text">laqaṭa</text:span> لَقَطَ|to gather, collect, pick up|לָקַט|lāqaṭ|<text:span text:style-name="T1">idem</text:span>| |<text:span text:style-name="Source_Text">lahab</text:span> لَهَب|flame|לַהַב|lahav|<text:span text:style-name="T1">idem</text:span>| |<text:span text:style-name="Source_Text">law</text:span> لَو|if|לוּ|lū|if only| |<text:span text:style-name="Source_Text">lawḥ</text:span> لَوْح|board|לוּחַ|lūaḥ|<text:span text:style-name="T1">idem</text:span>| |<text:span text:style-name="Source_Text">lawz</text:span> لَوْز|almond(s)|לוּז|lūz|almond tree| |<text:span text:style-name="Source_Text">lawlab</text:span> لَوْلَب|screw, spiral|לוֹלָב|lōlāv|bolt, screw| |<text:span text:style-name="Source_Text">layθ</text:span> لَيْث|lion|לָיְשׁ|lāyǝš|<text:span text:style-name="T1">idem</text:span>| |<text:span text:style-name="Source_Text">layla</text:span> لَيْلَة|night|לַיְלָה|laylā|<text:span text:style-name="T1">idem</text:span>| |<text:span text:style-name="Source_Text">miʔa</text:span> مِئَة|hundred|מֵאָה|mēʔā|<text:span text:style-name="T1">idem</text:span>| |<text:span text:style-name="Source_Text">mā</text:span> مَا|what|מַה|mah|<text:span text:style-name="T1">idem</text:span>| |<text:span text:style-name="Source_Text">māʔ</text:span> مَاء|water|מַיִם|mayim|<text:span text:style-name="T1">idem</text:span>| |<text:span text:style-name="Source_Text">mutaʔaxxir</text:span> مُتَأَخِّر|delayed, late|מְאֻחָר|mǝʔuḥār|late, tardy| |<text:span text:style-name="Source_Text">matāna</text:span> مَتَانَة|hardiness, determination,  will power,  firmness of character|מְתִינוּת|mǝtīnūt|composure, prudence, patience| |<text:span text:style-name="Source_Text">mutarjim</text:span> مُتَرْجِم|translator|מְתָרְגַּם|mǝtārǝgam|<text:span text:style-name="T1">idem</text:span>| |<text:span text:style-name="Source_Text">mtn</text:span> متن|back, half or side of the back|מֹתֶן|mọten|hip, loin, haunch| |<text:span text:style-name="Source_Text">mataā</text:span> مَتَى|when|מָתַי|mātay|<text:span text:style-name="T1">idem</text:span>| |<text:span text:style-name="Source_Text">miθqāl</text:span> مِثْقَال|weight|מִשְׁקָל|mišqāl|<text:span text:style-name="T1">idem</text:span>| |<text:span text:style-name="Source_Text">maθal</text:span> مَثَل| parable, proverb|מָשָׁל|māšāl|parable, proverb| |<text:span text:style-name="Source_Text">maḥaqa</text:span> مَحَقَ|to erase|מָחַק|māḥaq|<text:span text:style-name="T1">idem</text:span>| |<text:span text:style-name="Source_Text">muxx</text:span> مُخّ|brain|מֹחַ|mọaḥ|<text:span text:style-name="T1">idem</text:span>| |<text:span text:style-name="Source_Text">maxbaʔ</text:span> مَخْبَأْ|hiding-place, shelter|מַחֲבֵא|maḥăvēʔ|hiding place, storeroom| |<text:span text:style-name="Source_Text">maxzan</text:span> مَخْزَن|store room|מַחְסָן|maḥsān|storehouse| |<text:span text:style-name="Source_Text">maxaṭa</text:span> مَخَطَ|to blow one’s nose|מָחַט|māḥaṭ|to wipe, blow one’s nose| |<text:span text:style-name="Source_Text">mudda</text:span> مُدَّة|interval,  period|מִדָּה|middā|measure, size (n.)| |<text:span text:style-name="Source_Text">maddada</text:span> مَدَّدَ|to stretch out|מִדֵּד|middēd|<text:span text:style-name="T1">idem</text:span>| |<text:span text:style-name="Source_Text">madrasa</text:span> مَدْرَسَة|school|מִדְרָשָׁה|midrāšā|high school| |<text:span text:style-name="Source_Text">madīna</text:span> مَدِينَة|city|מְדִינָה|mǝdīnā|state, city| |<text:span text:style-name="Source_Text">maðbux</text:span> مَذْبُخ|altar |מִזְבֵּחַ|mizbēaḥ|altar| |<text:span text:style-name="Source_Text">murr</text:span> مُرّ| bitter, severe, sharp|מַר|mar|bitter, cruel, violent| |<text:span text:style-name="Source_Text">marʔ</text:span> مَرْء|man, lord|מָר|mār|master, Mr., sir| |<text:span text:style-name="Source_Text">mirʔā</text:span> مِرْآة|mirror|מַרְאָה|marʔā|<text:span text:style-name="T1">idem</text:span>| |<text:span text:style-name="Source_Text">maraxa</text:span> مَرَخَ|to oil, anoint, rub|מָרַח|māraḥ|to smear, anoint, rub| |<text:span text:style-name="Source_Text">marada</text:span> مَرَدَ|to revolt, rebel|מָרַד|mārad|<text:span text:style-name="T1">idem</text:span>| |<text:span text:style-name="Source_Text">maraṭa</text:span> مَرَطَ|to tear out, pull out, pluck (hair)|מָרַט|māraṭ|to pluck hair, feathers| |<text:span text:style-name="Source_Text">maraq</text:span> مَرَق|broth, gravy|מָרָק|mārāq|soup, broth| |<text:span text:style-name="Source_Text">markaba</text:span> مَرْكَبَة|vehicle, carriage|מֶרְכָּבָה|merkāvā|chariot, carriage| |<text:span text:style-name="Source_Text">mizāj</text:span> مِزَاج|temperament|מֶזֶג|mezeg|<text:span text:style-name="T1">idem</text:span>| |<text:span text:style-name="Source_Text">mazaja</text:span> مَزَجَ|mix, blend|מִזֵּג|mizzēg|to mix, blend| |<text:span text:style-name="Source_Text">mazmūr</text:span> مَزْمُور|psalm|מִזְמוֹר|mizmōr|song, psalm| |<text:span text:style-name="Source_Text">mass</text:span> مَسّ|to touch, feel|מִשֵּׁשׁ|miššēš|to feel, grope| |<text:span text:style-name="Source_Text">mastūr</text:span> مَسْتُور|hidden|נִסְתָּר|nistār|<text:span text:style-name="T1">idem</text:span>| |<text:span text:style-name="Source_Text">masjid</text:span> مَسْجِد|mosque|מִסְגָּד|misgād|<text:span text:style-name="T1">idem</text:span>| |<text:span text:style-name="Source_Text">masaḥa</text:span> مَسَحَ|to wipe, to rub, to anoint|מָשַׁח|māšaḥ|to anoint, smear, oil| |<text:span text:style-name="Source_Text">miskīn</text:span> مِسْكِين|poor, miserable|מִסְכֵּן|miskēn|poor, unfortunate, wretched| |<text:span text:style-name="Source_Text">mismār</text:span> مِسْمَار|nail (n.)|מַסְמֵר|masmēr|<text:span text:style-name="T1">idem</text:span>| |<text:span text:style-name="Source_Text">masīḥ</text:span> مَسِيح|annointed; messiah|מָשִׁיחַ|māšīaḥ|<text:span text:style-name="T1">idem</text:span>| |<text:span text:style-name="Source_Text">mišmiš</text:span> مِشْمِش|apricot|מִשְׁמֵשׁ|mišmēš|<text:span text:style-name="T1">idem</text:span>| |<text:span text:style-name="Source_Text">maṣṣa</text:span> مَصَّ|to suck|מָצַץ|māṣaṣ|<text:span text:style-name="T1">idem</text:span>| |<text:span text:style-name="Source_Text">miṣriyy</text:span> مِصْرِيّ|Egyptian|מִצְרִי|miṣrī|<text:span text:style-name="T1">idem</text:span>| |<text:span text:style-name="Source_Text">muḍāyaqa</text:span> مُضَايَقَة|affliction, disturbance|מְצוּקָה|mǝṣūqā|distress (n.)| |<text:span text:style-name="Source_Text">maṭbax</text:span> مَطْبَخ|kitchen|מִטְבָּח|miṭbāḥ|<text:span text:style-name="T1">idem</text:span>| |<text:span text:style-name="Source_Text">maṭar</text:span> مَطَر|rain (n.)|מָטָר|māṭār|<text:span text:style-name="T1">idem</text:span>| |<text:span text:style-name="Source_Text">maṭīla</text:span> مَطِيلَة|wrought iron|מָטִיל|māṭīl|iron bar, rail| |<text:span text:style-name="Source_Text">maʕa</text:span> مَعَ|with|עִם|ʕim|<text:span text:style-name="T1">idem</text:span>| |<text:span text:style-name="Source_Text">maʕaaka</text:span> مَعََكَ|to rub|מִעֶךְ|miʕex|<text:span text:style-name="T1">idem</text:span>| |<text:span text:style-name="Source_Text">maʕy</text:span> مَعْي|intestine|מְעִי|mǝʕī|<text:span text:style-name="T1">idem</text:span>| |<text:span text:style-name="Source_Text">maǧrib </text:span> مَغْرِب |west|מַעֲרָב|maʕărāv|<text:span text:style-name="T1">idem</text:span>| |<text:span text:style-name="Source_Text">miftāḥ</text:span> مِفْتَاح|key|מַפְתֵּחַ|maftēaḥ|<text:span text:style-name="T1">idem</text:span>| |<text:span text:style-name="Source_Text">maqām</text:span> مَقَام|location, position|מָקוֹם|māqōm|place, locality| |<text:span text:style-name="Source_Text">miqṭar</text:span> مِقْطَر|censer|מִקְטָר|miqṭār|incense| |<text:span text:style-name="Source_Text">maks</text:span> مَكْس|tax (n.)|מֶכֶס|mexes|<text:span text:style-name="T1">idem</text:span>| |<text:span text:style-name="Source_Text">malaʔ</text:span> مَلَأ|to fill|מִלֵּא|millēʔ|<text:span text:style-name="T1">idem</text:span>| |<text:span text:style-name="Source_Text">malʔk</text:span> مَلأك|angel|מַלְאָךְ|malʔāxǝ|<text:span text:style-name="T1">idem</text:span>| |<text:span text:style-name="Source_Text">milāṭ</text:span> مِلَاط|mortar|מֶלֶט|meleṭ|mortar; cement| |<text:span text:style-name="Source_Text">milḥ</text:span> مِلْح|salt (n.)|מֶלַח|melaḥ|<text:span text:style-name="T1">idem</text:span>| |<text:span text:style-name="Source_Text">malḥama</text:span> مَلْحَمَة|bloody fight, fierce battle|מִלְחָמָה|milḥāmā|war, battle| |<text:span text:style-name="Source_Text">malik</text:span> مَلِك|king|מֶלֶךְ|melex|<text:span text:style-name="T1">idem</text:span>| |<text:span text:style-name="Source_Text">malakūt</text:span> مَلَكُوت|kingdom, royalty|מַלְכוּת|malkūt|royalty, kingdom| |<text:span text:style-name="Source_Text">ammlaka</text:span> َممْلَكَة|kingdom, sovereignty|מַמְלָכָה|mamlāxā|<text:span text:style-name="T1">idem</text:span>| |<text:span text:style-name="Source_Text">man</text:span> مَن|who|מִי|mī|<text:span text:style-name="T1">idem</text:span>| |<text:span text:style-name="Source_Text">min</text:span> مِن|from|מִן|min|<text:span text:style-name="T1">idem</text:span>| |<text:span text:style-name="Source_Text">minḥa</text:span> مِنْحَة|gift, donation, benefaction|מִנְחָה|minḥā|offering, tribute, present, gift| |<text:span text:style-name="Source_Text">manaʕa</text:span> مَنَعَ|to restrain, prevent, withold|מָנַע|mānaʕ|<text:span text:style-name="T1">idem</text:span>| |<text:span text:style-name="Source_Text">minhāj</text:span> مِنْهَاج|method, program, course|מִנְהָג|minhāg|behavior, conduct, custom| |<text:span text:style-name="Source_Text">mawt</text:span> مَوْت|death|מָוֶת|māwet|<text:span text:style-name="T1">idem</text:span>| |<text:span text:style-name="Source_Text">mawʕid</text:span> مَوْعِد|appointed time|מוֹעֵד|mōʕēd|<text:span text:style-name="T1">idem</text:span>| |<text:span text:style-name="Source_Text">nāb</text:span> نَاب|canine tooth, tusk, fang|נִיב|nīv|canine tooth, tusk| |<text:span text:style-name="Source_Text">nādir</text:span> نَادِر|rare, unusual|נָדִיר|nādīr|rare| |<text:span text:style-name="Source_Text">nār</text:span> نَار|fire|נֵר|nēr|candle| |<text:span text:style-name="Source_Text">nāṣa</text:span> نَاصَ|to avoid, flee|נָצָה|nāṣā|to fly away, flee| |<text:span text:style-name="Source_Text">nāma</text:span> نَامَ|to sleep, slumber|נָם|nām|to slumber, be drowsy| |<text:span text:style-name="Source_Text">nabaḥa</text:span> نَبَحَ|bark|נָבַח|nāvaḥ|to bark| |<text:span text:style-name="Source_Text">nibrās</text:span> نِبْرَاس|lamp, light, lantern|נִבְרֶשֶׁת|nivrešet|candlestick, chandelier| |<text:span text:style-name="Source_Text">nbʕ</text:span> نبع|to well up, to gush forth|נָבַע|nāvaʕ|to bubble up, gush out| |<text:span text:style-name="Source_Text">nabī</text:span> نَبِي|prophet|נָבִיא|nāvīʔ|<text:span text:style-name="T1">idem</text:span>| |<text:span text:style-name="Source_Text">nuḥās</text:span> نُحَاس|copper|נְחֹשֶׁת|nǝḥọšet|copper, brass| |<text:span text:style-name="Source_Text">naḥusa</text:span> نَحُسَ|to be ill-omened|נַחַשׁ|naḥaš|divination, sorcery, spell, omen| |<text:span text:style-name="Source_Text">naḥl</text:span> نَحْل|bee|נָחִיל|nāḥīl|swarm of bees| |<text:span text:style-name="Source_Text">niḥla</text:span> نِحْلَة|donation, gift|נַחֲלָה|naḥălā|possession, inheritance| |<text:span text:style-name="Source_Text">naḥnu</text:span> نَحْنُ|we|אֲנַחְנוּ|ʔănaḥnū|<text:span text:style-name="T1">idem</text:span>| |<text:span text:style-name="Source_Text">naxara</text:span> نَخَرَ|to snort, to snore|נָחַר|nāḥar|to snore, to snort| |<text:span text:style-name="Source_Text">nadda</text:span> نَدَّ|to flee|נָדַד|nādad|<text:span text:style-name="T1">idem</text:span>| |<text:span text:style-name="Source_Text">naðara</text:span> نَذَرَ|to vow|נָדַר|nādar|<text:span text:style-name="T1">idem</text:span>| |<text:span text:style-name="Source_Text">nardīn</text:span> نَرْدِين|nard|נֵרְדְּ|nērǝdǝ|<text:span text:style-name="T1">idem</text:span>| |<text:span text:style-name="Source_Text">nazila</text:span> نَزِلَ|to have a cold|נָזֶלֶת|nāzelet|head cold| |<text:span text:style-name="Source_Text">nusxa</text:span> نُسْخَة|transcript, copy|נֹוסַח|nōsaḥ|text, copy, version| |<text:span text:style-name="Source_Text">nasr</text:span> نَسْر|eagle, vulture|נֶשֶׁר|nešer|<text:span text:style-name="T1">idem</text:span>| |<text:span text:style-name="Source_Text">nasama</text:span> نَسَمَة|breath, person|נְשָׁמָה|nǝšāmā|soul, breath, creature| |<text:span text:style-name="Source_Text">nasiya</text:span> نَسِيَ|to forget|נָשָׁה|nāšā|<text:span text:style-name="T1">idem</text:span>| |<text:span text:style-name="Source_Text">niṣāb</text:span> نِصَاب|hilt|נִצָּב|niṣṣāv|<text:span text:style-name="T1">idem</text:span>| |<text:span text:style-name="Source_Text">naṣaba</text:span> نَصَبَ|erect, plant|נִצָּב|niṣṣāv|to set, stand up| |<text:span text:style-name="Source_Text">naṣrāniyy</text:span> نَصْرَانِيّ|Christian|נוֹצְרִי|nōṣǝrī|<text:span text:style-name="T1">idem</text:span>| |<text:span text:style-name="Source_Text">naṣala</text:span> نَصَلَ|to free oneself from|נִצָּל|niṣṣāl|to be delivered, saved; to escape| |<text:span text:style-name="Source_Text">naḍra</text:span> نَضْرَة|bloom, flower, frešness|נֵצֶר|nēṣer|sprout, shoot (n.)| |<text:span text:style-name="Source_Text">naṭafa</text:span> نَطَفَ|to dribble, trickle|נָטַף|nāṭaf|to drip| |<text:span text:style-name="Source_Text">nað̣ara</text:span> نَظَرَ|to see, look, watch|נָצַר|nāṣar|to watch, guard, observe| |<text:span text:style-name="Source_Text">naʕāma</text:span> نَعَامَة|ostrich|נַעֲמָה|naʕămā|<text:span text:style-name="T1">idem</text:span>| |<text:span text:style-name="Source_Text">naʕara</text:span> نَعَرَ|to grunt, snort; to howl, roar|נָעַר|nāʕar|to growl, to bray| |<text:span text:style-name="Source_Text">naʕl</text:span> نَعْل|sandal, shoe|נַעַל|naʕal|shoe, boot| |<text:span text:style-name="Source_Text">naʕnaʕ</text:span> نَعْنَع|mint|נַעְנַע|naʕnaʕ|<text:span text:style-name="T1">idem</text:span>| |<text:span text:style-name="Source_Text">naʕīm</text:span> نَعِيم|comfort; gentle|נָעִים|nāʕīm|pleasant, delightful| |<text:span text:style-name="Source_Text">naǧma</text:span> نَغْمَة|tone, sound, melody|נְעִימָה|nǝʕīmā|melody, tune, tone| |<text:span text:style-name="Source_Text">nafaxa</text:span> نَفَخَ|to blow, breathe, inflate|נָפַח|nāfaḥ|to blow, breathe| |<text:span text:style-name="Source_Text">nafas</text:span> نَفَس|breath|נֶפֶשׁ|nefeš|breath, breath of life| |<text:span text:style-name="Source_Text">nafs</text:span> نَفْس|soul, self|נֶפֶשׁ|nefeš|<text:span text:style-name="T1">idem</text:span>| |<text:span text:style-name="Source_Text">nafṭ</text:span> نَفْط|oil, petroleum|נַפְט|nafṭ|kerosene, oil| |<text:span text:style-name="Source_Text">naqaba</text:span> نَقَبَ|to bore, pierce|נָקַב|nāqav|<text:span text:style-name="T1">idem</text:span>| |<text:span text:style-name="Source_Text">naqara</text:span> نَقَرَ|to bore, to peck|נִקֵּר|niqqēr|<text:span text:style-name="T1">idem</text:span>| |<text:span text:style-name="Source_Text">nuqra</text:span> نُقْرَة|pit, hollow, hole|נִקְרָה|niqrā|hole, crevice| |<text:span text:style-name="Source_Text">nuqṭa</text:span> نُقْطَة|point, dot|נְקוּדָה|nǝqūdā|<text:span text:style-name="T1">idem</text:span>| |<text:span text:style-name="Source_Text">naqama</text:span> نَقَمَ|to avenge, take revenge|נָקַם|nāqam|<text:span text:style-name="T1">idem</text:span>| |<text:span text:style-name="Source_Text">naqī</text:span> نَقِي|pure, clean|נָקִי|nāqī|clean , pure| |<text:span text:style-name="Source_Text">nakira</text:span> نَكِرَ|to not know; to deny|נִכֵּר|nikkēr|to treat as a stranger; to deny| |<text:span text:style-name="Source_Text">nmir</text:span> نمِر|tiger, leopard, panther|נָמֶר|nāmer|leopard, tiger| |<text:span text:style-name="Source_Text">anamš</text:span> َنَمش|freckles|נֶמֶשׁ|nemeš|freckle| |<text:span text:style-name="Source_Text">nml</text:span> نْمل|ant|נְמָלָה|nǝmālā|<text:span text:style-name="T1">idem</text:span>| |<text:span text:style-name="Source_Text">nahaja</text:span> نَهَجَ|to proceed, take a course|נָהַג|nāhag|to drive, to behave| |<text:span text:style-name="Source_Text">nahira</text:span> نَهِرَ|to flow, stream|נָהַר|nāhar|<text:span text:style-name="T1">idem</text:span>| |<text:span text:style-name="Source_Text">nahr</text:span> نَهْر|river|נָהָר|nāhār|<text:span text:style-name="T1">idem</text:span>| |<text:span text:style-name="Source_Text">nahaqa</text:span> نَهَقَ|to bray|נָהַק|nāhaq|to cry out, bray| |<text:span text:style-name="Source_Text">nawaxa</text:span> نَوَخَ|to repose, rest|נָח|nāḥ|to rest, to lie (down)| |<text:span text:style-name="Source_Text">nūr</text:span> نُور|light|נוּר|nūr|fire| |<text:span text:style-name="Source_Text">nawl</text:span> نَوْل|loom (n.)|נוֹל|nōl|<text:span text:style-name="T1">idem</text:span>| |<text:span text:style-name="Source_Text">niāʔ</text:span> نِىء|raw|נָא|nāʔ|half-done, rare (meat)| |<text:span text:style-name="Source_Text">hajara</text:span> هَجَرَ|to emigrate|הִגֵּר|higgēr|<text:span text:style-name="T1">idem</text:span>| |<text:span text:style-name="Source_Text">hadama</text:span> هَدَمَ|to destroy|הִדֵּם|hiddēm|to silence; to destroy| |<text:span text:style-name="Source_Text">harasa</text:span> هَرَسَ|to crush, grind, mash|הָרַס|hāras|to break, demolish, destroy| |<text:span text:style-name="Source_Text">halaka</text:span> هَلَكَ|to die|הָלַךְ|hālax|to go| |<text:span text:style-name="Source_Text">hallal-a</text:span> هَلَّلَ|to shout, rejoice, cheer (s.o.)|הִלֵּל|hillēl|to praise| |<text:span text:style-name="Source_Text">hum</text:span> هُم|they (m.)|הֵם|hēm|<text:span text:style-name="T1">idem</text:span>| |<text:span text:style-name="Source_Text">hunna</text:span> هُنَّ|they (f.)|הֵן|hēn|<text:span text:style-name="T1">idem</text:span>| |<text:span text:style-name="Source_Text">hanniʔa</text:span> هَنِّءَ|to make happy, gladden, delight |הִנּוּי|hinnūy|causing joy, giving pleasure| |<text:span text:style-name="Source_Text">hunā</text:span> هُنَا|here|הִנֵה|hinēh|<text:span text:style-name="T1">idem</text:span>| |<text:span text:style-name="Source_Text">handasa</text:span> هَنْدَسَة|engineering, geometry|הַנְדָּסָה|handāsā|<text:span text:style-name="T1">idem</text:span>| |<text:span text:style-name="Source_Text">hawwa</text:span> هَوَّ|he|הוּא|hūʔ|<text:span text:style-name="T1">idem</text:span>| |<text:span text:style-name="Source_Text">hiyya</text:span> هِيَّ|she|הִיא|hīʔ|<text:span text:style-name="T1">idem</text:span>| |<text:span text:style-name="Source_Text">haykal</text:span> هَيْكَل|temple, building|הֵיכָל|hêxāl|palace, temple| |<text:span text:style-name="Source_Text">-wa</text:span> -وَ|and|-וְ|-wǝ|<text:span text:style-name="T1">idem</text:span>| |<text:span text:style-name="Source_Text">wabala</text:span> وَبَلَ|to shed heavy rain (sky)|מָבּוּל|mābbūl|flood (n)| |<text:span text:style-name="Source_Text">watad</text:span> وَتَد|peg, pin|יָתֵד|yātēd|peg, hook, handle| |<text:span text:style-name="Source_Text">wajiʕa</text:span> وَجِعَ|to feel pain|יָגַע|yāgaʕ|to be weary, to feel tired| |<text:span text:style-name="Source_Text">waḥḥad</text:span> وَحَّد|to unite, make into one; to bring together|יָחַד|yāḥad|to be together; to be one| |<text:span text:style-name="Source_Text">waḥīd</text:span> وَحِيد|solitary, unique, only, alone |יָחִיד|yāḥīd|solitary, unique, only, alone| |<text:span text:style-name="Source_Text">widād</text:span> وِدَاد|love, friendšip|יְדִידוּת|yǝdīdūt|friendšip| |<text:span text:style-name="Source_Text">wariθa</text:span> وَرِثَ|to inherit|יָרַשׁ|yāraš|<text:span text:style-name="T1">idem</text:span>| |<text:span text:style-name="Source_Text">ward</text:span> وَرد|to come, arrive|יָרַד|yārad|to go down, descend| |<text:span text:style-name="Source_Text">warda</text:span> وَرْدَة|rose|וֶרֶד|wered|<text:span text:style-name="T1">idem</text:span>| |<text:span text:style-name="Source_Text">waraʕ</text:span> وَرَعْ|piety; caution, timidity, shyness|יָרַע|yāraʕ|to quiver| |<text:span text:style-name="Source_Text">wariq</text:span> وَرِق|leafy, green|יָרֹק|yārọq|greenery, green| |<text:span text:style-name="Source_Text">wark</text:span> وَرْك|hip, haunch, thigh|יָרֵךְ|yārēxǝ|thigh, hip| |<text:span text:style-name="Source_Text">warīd</text:span> وَرِيد|vein, jugular vein|וָרִיד|wārīd|jugular vein| |<text:span text:style-name="Source_Text">wazana</text:span> وَزَنَ|to weigh, balance|אִּזֵּן|ʔizzēn|<text:span text:style-name="T1">idem</text:span>| |<text:span text:style-name="Source_Text">wasana</text:span> وَسَنَ|to sleep, slumber|יָשֵׁן|yāšēn|to sleep| |<text:span text:style-name="Source_Text">waṣl</text:span> وَصْل|juncture, connection, union, linkage|אֵצֶל|ʔēṣel|beside, near, at, with| |<text:span text:style-name="Source_Text">waʕr</text:span> وَعْر|rugged, wild (terrain)|יַעַר|yaʕar|forest| |<text:span text:style-name="Source_Text">waʕað̣a</text:span> وَعَظَ|preach, admonish, exhort, warn|יָעַץ|yāʕaṣ|to advise| |<text:span text:style-name="Source_Text">waʕl</text:span> وَعْل|mountain goat|יָעֵל|yāʕēl|antelope| |<text:span text:style-name="Source_Text">wafaā</text:span> وَفَى|to be perfect, complete|יָפֶה|yāfeh|beautiful| |<text:span text:style-name="Source_Text">waqada</text:span> وَقَدَ|to ignite, burn|יָקַד|yāqad|to burn| |<text:span text:style-name="Source_Text">waqqara</text:span> وَقَّرَ|to honor, respect|יִקֵּר|yiqqēr|<text:span text:style-name="T1">idem</text:span>| |<text:span text:style-name="Source_Text">walad</text:span> وَلَد|child, son|יֶלֶד|yeled|boy| |<text:span text:style-name="Source_Text">walada</text:span> وَلَدَ|to bear (a child)|יָלַד|yālad|<text:span text:style-name="T1">idem</text:span>| |<text:span text:style-name="Source_Text">walwal</text:span> وَلْوَل|to lament, wail, howl|יִלֵּל|yillēl|to howl, weep, lament| |<text:span text:style-name="Source_Text">wahaba</text:span> وَهَبَ|to give, donate, grant|יָהַב|yāhav|to give, provide| |<text:span text:style-name="Source_Text">yabs</text:span> يَبْس|dry|יָבֵשׁ|yāvēš|<text:span text:style-name="T1">idem</text:span>| |<text:span text:style-name="Source_Text">yatīm</text:span> يَتِيم|orphan|יָתוֹם|yātōm|<text:span text:style-name="T1">idem</text:span>| |<text:span text:style-name="Source_Text">yad</text:span> يَد|hand|יָד|yād|<text:span text:style-name="T1">idem</text:span>| |<text:span text:style-name="Source_Text">yasār</text:span> يَسَار|left|יָשָׁר|yāšār|straight | |<text:span text:style-name="Source_Text">yaqað̣a</text:span> يَقَظَة|wakefulness|יְקִיצָה|yǝqīṣā|<text:span text:style-name="T1">idem</text:span>| |<text:span text:style-name="Source_Text">ymm</text:span> يمّ|open sea|יָם|yām|sea| |<text:span text:style-name="Source_Text">ymyn</text:span> يمين|right (hand)|יָמִין|yāmīn|<text:span text:style-name="T1">idem</text:span>| |<text:span text:style-name="Source_Text">yūbīl</text:span> يُوبِيل|jubilee, anniversary|יוֹבֵל|yōvēl|<text:span text:style-name="T1">idem</text:span>| |<text:span text:style-name="Source_Text">yawm</text:span> يَوْم|day|יוֹם|yōm|<text:span text:style-name="T1">idem</text:span>|</text:p>
      <text:h text:style-name="Heading_20_4" text:outline-level="4"><text:bookmark-start text:name="sources-consulted"/>Sources Consulted<text:bookmark-end text:name="sources-consulted"/></text:h>
      <text:p text:style-name="First_20_paragraph">In English</text:p>
      <text:p text:style-name="Text_20_body">Arts, Tressy (Chief editor). <text:span text:style-name="T1">Oxford Arabic Dictionary: Arabic-English English-Arabic.</text:span> New York: Oxford University Press, 2014.</text:p>
      <text:p text:style-name="Text_20_body">Ben-Yehudah, Ehud, and David Weinstein (Editors). <text:span text:style-name="T1">Ben-Yehudah’s Pocket English-Hebrew Hebrew-English Dictionary</text:span>. New York: Pocket Books, 1964.</text:p>
      <text:p text:style-name="Text_20_body">Bennett, Patrick R. <text:span text:style-name="T1">Comparative Semitic Linguistics: A Manual.</text:span> Winona Lake, IN: Eisenbraun’s, 1998.</text:p>
      <text:p text:style-name="Text_20_body">Chomsky, William. <text:span text:style-name="T1">Hebrew: The Eternal Language</text:span>. Philadelphia: The Jewish Publication Society of America, 1957.</text:p>
      <text:p text:style-name="Text_20_body">Horowitz, Edward. <text:span text:style-name="T1">How the Hebrew Language Grew.</text:span> New York: KTAV, 1960.</text:p>
      <text:p text:style-name="Text_20_body">Jeffery, Arthur. <text:span text:style-name="T1">The Foreign Vocabulary of the Qur’ān</text:span>. Baroda: Oriental Institute, 1938.</text:p>
      <text:p text:style-name="Text_20_body">Klein, Ernest. <text:span text:style-name="T1">A Comprehensive Etymological Dictionary of the Hebrew Language for Readers of English.</text:span> Jerusalem: CARTA, 1987.</text:p>
      <text:p text:style-name="Text_20_body">Levy, Ya’acov (Editor). <text:span text:style-name="T1">Oxford English-Hebrew Hebrew-English Dictionary.</text:span> Kernerman - Lonnie Kahn, 1995.</text:p>
      <text:p text:style-name="Text_20_body">Wechter, Pinchas. <text:span text:style-name="T1">Ibn Barūn’s Arabic Works on Hebrew Grammar and Lexicography</text:span>. Philadelphia: The Dropsie College for Hebrew and Cognate Learning, 1964.</text:p>
      <text:p text:style-name="Text_20_body">Wehr, Hans. Cowan, J. M. (Editor). <text:span text:style-name="T1">A Dictionary of Modern Written Arabic (Arabic-English), 4th ed.</text:span> Ithaca, NY: Spoken Language Services, 1994.</text:p>
      <text:p text:style-name="Text_20_body">Wortabet, John, and Porter, Harvery. <text:span text:style-name="T1">Hippocrene Standard Dictionary Arabic-English English-Arabic</text:span>. New York: Hippocrene Books, 2005.</text:p>
      <text:p text:style-name="Text_20_body">Zilberman, Shimon. <text:span text:style-name="T1">The Up-to-Date English-Hebrew Hebrew-English Dictionary 82,000 Entries.</text:span> Jerusalem: Zilberman, 2012.</text:p>
      <text:p text:style-name="Text_20_body">In Arabic</text:p>
      <text:p text:style-name="Text_20_body">السيّد ادّي شير. <text:span text:style-name="T1">معجم الألفاظ الفارسيّة المعرّبة ويحتوي على الألفاظ الفارسيّة، التركيّة، الكرديّة، الأراميّة، العبرانيّة، اليونانيّة، اللاتينيّة، السانسكريتيّة، الحبشيّة، الجرمانيّة، الانكليزيّة، الفرنسيّة، الايطاليانيّة، الرّوسيّة، والأرمنيّة</text:span>. بيروت: مكتبة لبنان، ١٩٩٠.</text:p>
      <text:p text:style-name="Text_20_body">Addi Shir, Al-Sayyid. <text:span text:style-name="T1">mu‘jam al-alfādh al-fārisiyyah al-mu‘arrabah wa yaḥtawī ‘alā al-alfāẓ al-fārisiyyah, al-turkiyyah, al-kurdiyyah, al-arāmiyyah, al-‘ibrāniyyah, al-yūnāniyyah, al-lātīniyyah, al-sānskrītiyyah, al-ḥabašiyyah, al-jirmāniyyah, al-inkilīziyyah, al-faransiyyah, al-īṭāliyāniyyah, al-rūsiyyah, wa al-armaniyyah</text:span> (<text:span text:style-name="T1">A Dictionary of Persian Loan-Words in the Arabic Language, Containing Also Loan-Words From Turkish, Kurdish, Aramaic, Hebrew, Greek, Latin, Sanskrit, Ethiopic, Germanic, English, French, Italian, Russian, and Armenian</text:span>). Beirut: Librairie du Liban, 1990.</text:p>
      <text:p text:style-name="Text_20_body">In Hebrew</text:p>
      <text:p text:style-name="Text_20_body">אבן–שושן, אברהם. מלון אבן שושן מחדש ומעדכן לשנות האלפים בששה כרכים. המלון החדש בע’מ, 2003.</text:p>
      <text:p text:style-name="Text_20_body">Even Shoshan, Avraham. <text:span text:style-name="T1">millōn even shōshan mḥuddaš um‘udkan lišnōt ha’alpayim bšiššah krakhīm</text:span> (<text:span text:style-name="T1">Even Shoshan Dictionary Renewed and Updated in Six Volumes</text:span>). Israel: hamillon heḥadaš (The New Dictionary), Ltd., 2003.</text:p>
      <text:p text:style-name="Text_20_body">Online</text:p>
      <text:p text:style-name="Text_20_body"><text:span text:style-name="T1">Almaany</text:span> (Arabic-English dictionary)</text:p>
      <text:p text:style-name="Text_20_body">http://www.almaany.com</text:p>
      <text:p text:style-name="Text_20_body">Lewental, D. Gershon. <text:span text:style-name="T1">Rasmi or Asli?: Arabic’s Impact on Israeli Hebrew</text:span> (DGL Notes, 27 January, 2012)</text:p>
      <text:p text:style-name="Text_20_body">http://dglnotes.com/notes/arabic-hebrew.htm</text:p>
      <text:p text:style-name="Text_20_body"><text:span text:style-name="T1">Milon Sapir</text:span> (Hebrew-Hebrew dictionary)</text:p>
      <text:p text:style-name="Text_20_body">http://www.milononline.net</text:p>
      <text:p text:style-name="Text_20_body"><text:span text:style-name="T1">Milog</text:span> (Hebrew-Hebrew dictionary)</text:p>
      <text:p text:style-name="Text_20_body">http://milog.co.il</text:p>
      <text:p text:style-name="Text_20_body"><text:span text:style-name="T1">Morfix</text:span> (Hebrew-English dictionary)</text:p>
      <text:p text:style-name="Text_20_body">http://www.morfix.co.il</text:p>
      <text:p text:style-name="Text_20_body">Rajiki, Andras. <text:span text:style-name="T1">A.E.D: Arabic Etymological Dictionary</text:span></text:p>
      <text:p text:style-name="Text_20_body">https://www.academia.edu/4847281/Arabic_Etymological_Dictionary</text:p>
      <text:p text:style-name="Text_20_body">Shehadeh, Haseeb. <text:span text:style-name="T1">Arabic Loanwords in Hebrew</text:span> (“<text:span text:style-name="T1">Arabic Loanwords</text:span>,” Encylopedia of Hebrew Language and Linguistics. Edited by: Geoffrey Khan. Leiden: Brill, 2013).</text:p>
      <text:p text:style-name="Text_20_body">https://www.academia.edu/17784736/Arabic_loanwords_in_Hebrew</text:p>
      <text:p text:style-name="Text_20_body"><text:span text:style-name="T1">The Quranic Arabic Corpus</text:span> (Morphological, syntactic, and semantic dictionary of the Quran)</text:p>
      <text:p text:style-name="Text_20_body">http://corpus.quran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g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g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Comparative Hebrew-Arabic lexicon</dc:title>
    <dc:description/>
    <dc:subject/>
    <meta:keyword/>
    <dc:language>eng</dc:language>
    <meta:initial-creator/>
    <dc:creator/>
    <meta:creation-date>2020-05-24T13:21:05Z</meta:creation-date>
    <dc:date>2020-05-24T13:21:05Z</dc:date>
    <meta:user-defined meta:name="date" meta:value-type="string">2017-12-01</meta:user-defined>
    <meta:user-defined meta:name="image" meta:value-type="string">https://seveleu.com/assets/img/valo%C5%A1kahor.png</meta:user-defined>
    <meta:user-defined meta:name="layout" meta:value-type="string">page</meta:user-defined>
    <meta:user-defined meta:name="published" meta:value-type="string">True</meta:user-defined>
    <meta:user-defined meta:name="publisher" meta:value-type="string">Maxime Seveleu-Dubrovnik</meta:user-defined>
    <meta:user-defined meta:name="ref" meta:value-type="string">comparative-sem</meta:user-defined>
    <meta:user-defined meta:name="seo" meta:value-type="string"/>
    <meta:user-defined meta:name="tag" meta:value-type="string">semitic-syntax-morpho</meta:user-defined>
  </office:meta>
</office:document-meta>
</file>